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Porcentaje" style:data-style-name="N36">
      <style:text-properties fo:color="#000000"/>
    </style:style>
    <style:style style:name="ce46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4682430" table:style-name="ce5">
            <text:p>4.682.430</text:p>
          </table:table-cell>
          <table:table-cell office:value-type="float" office:value="673500" table:style-name="ce5">
            <text:p>673.500</text:p>
          </table:table-cell>
          <table:table-cell office:value-type="float" office:value="1364600" table:style-name="ce5">
            <text:p>1.364.600</text:p>
          </table:table-cell>
          <table:table-cell office:value-type="float" office:value="275800" table:style-name="ce5">
            <text:p>275.800</text:p>
          </table:table-cell>
          <table:table-cell office:value-type="float" office:value="6996330" table:style-name="ce6">
            <text:p>6.996.330</text:p>
          </table:table-cell>
          <table:table-cell office:value-type="float" office:value="6697159" table:style-name="ce6">
            <text:p>6.697.159</text:p>
          </table:table-cell>
          <table:table-cell office:value-type="percentage" office:value="0.95723886666295044" table:style-name="ce7">
            <text:p>95,7%</text:p>
          </table:table-cell>
          <table:table-cell office:value-type="float" office:value="4282316" table:style-name="ce5">
            <text:p>4.282.316</text:p>
          </table:table-cell>
          <table:table-cell office:value-type="float" office:value="2535220" table:style-name="ce5">
            <text:p>2.535.220</text:p>
          </table:table-cell>
          <table:table-cell office:value-type="date" office:date-value="2021-06-22T00:00:00" table:style-name="ce8">
            <text:p>22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847395" table:style-name="ce5">
            <text:p>847.395</text:p>
          </table:table-cell>
          <table:table-cell office:value-type="float" office:value="118900" table:style-name="ce5">
            <text:p>118.900</text:p>
          </table:table-cell>
          <table:table-cell office:value-type="float" office:value="214400" table:style-name="ce5">
            <text:p>214.400</text:p>
          </table:table-cell>
          <table:table-cell office:value-type="float" office:value="43100" table:style-name="ce5">
            <text:p>43.100</text:p>
          </table:table-cell>
          <table:table-cell office:value-type="float" office:value="1223795" table:style-name="ce6">
            <text:p>1.223.795</text:p>
          </table:table-cell>
          <table:table-cell office:value-type="float" office:value="1113167" table:style-name="ce6">
            <text:p>1.113.167</text:p>
          </table:table-cell>
          <table:table-cell office:value-type="percentage" office:value="0.9096025069558219" table:style-name="ce7">
            <text:p>91,0%</text:p>
          </table:table-cell>
          <table:table-cell office:value-type="float" office:value="699868" table:style-name="ce5">
            <text:p>699.868</text:p>
          </table:table-cell>
          <table:table-cell office:value-type="float" office:value="459281" table:style-name="ce5">
            <text:p>459.281</text:p>
          </table:table-cell>
          <table:table-cell office:value-type="date" office:date-value="2021-06-22T00:00:00" table:style-name="ce8">
            <text:p>22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733325" table:style-name="ce5">
            <text:p>733.325</text:p>
          </table:table-cell>
          <table:table-cell office:value-type="float" office:value="100000" table:style-name="ce5">
            <text:p>100.000</text:p>
          </table:table-cell>
          <table:table-cell office:value-type="float" office:value="164400" table:style-name="ce5">
            <text:p>164.400</text:p>
          </table:table-cell>
          <table:table-cell office:value-type="float" office:value="33300" table:style-name="ce5">
            <text:p>33.300</text:p>
          </table:table-cell>
          <table:table-cell office:value-type="float" office:value="1031025" table:style-name="ce6">
            <text:p>1.031.025</text:p>
          </table:table-cell>
          <table:table-cell office:value-type="float" office:value="1011253" table:style-name="ce6">
            <text:p>1.011.253</text:p>
          </table:table-cell>
          <table:table-cell office:value-type="percentage" office:value="0.98082296743531927" table:style-name="ce7">
            <text:p>98,1%</text:p>
          </table:table-cell>
          <table:table-cell office:value-type="float" office:value="639888" table:style-name="ce5">
            <text:p>639.888</text:p>
          </table:table-cell>
          <table:table-cell office:value-type="float" office:value="409039" table:style-name="ce5">
            <text:p>409.039</text:p>
          </table:table-cell>
          <table:table-cell office:value-type="date" office:date-value="2021-06-22T00:00:00" table:style-name="ce8">
            <text:p>22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1100" table:style-name="ce5">
            <text:p>611.100</text:p>
          </table:table-cell>
          <table:table-cell office:value-type="float" office:value="86600" table:style-name="ce5">
            <text:p>86.600</text:p>
          </table:table-cell>
          <table:table-cell office:value-type="float" office:value="188800" table:style-name="ce5">
            <text:p>188.800</text:p>
          </table:table-cell>
          <table:table-cell office:value-type="float" office:value="38100" table:style-name="ce5">
            <text:p>38.100</text:p>
          </table:table-cell>
          <table:table-cell office:value-type="float" office:value="924600" table:style-name="ce6">
            <text:p>924.600</text:p>
          </table:table-cell>
          <table:table-cell office:value-type="float" office:value="824988" table:style-name="ce6">
            <text:p>824.988</text:p>
          </table:table-cell>
          <table:table-cell office:value-type="percentage" office:value="0.8922647631408176" table:style-name="ce7">
            <text:p>89,2%</text:p>
          </table:table-cell>
          <table:table-cell office:value-type="float" office:value="528117" table:style-name="ce5">
            <text:p>528.117</text:p>
          </table:table-cell>
          <table:table-cell office:value-type="float" office:value="335336" table:style-name="ce5">
            <text:p>335.336</text:p>
          </table:table-cell>
          <table:table-cell office:value-type="date" office:date-value="2021-06-22T00:00:00" table:style-name="ce8">
            <text:p>22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194540" table:style-name="ce5">
            <text:p>1.194.540</text:p>
          </table:table-cell>
          <table:table-cell office:value-type="float" office:value="163500" table:style-name="ce5">
            <text:p>163.500</text:p>
          </table:table-cell>
          <table:table-cell office:value-type="float" office:value="350900" table:style-name="ce5">
            <text:p>350.900</text:p>
          </table:table-cell>
          <table:table-cell office:value-type="float" office:value="70900" table:style-name="ce5">
            <text:p>70.900</text:p>
          </table:table-cell>
          <table:table-cell office:value-type="float" office:value="1779840" table:style-name="ce6">
            <text:p>1.779.840</text:p>
          </table:table-cell>
          <table:table-cell office:value-type="float" office:value="1587846" table:style-name="ce6">
            <text:p>1.587.846</text:p>
          </table:table-cell>
          <table:table-cell office:value-type="percentage" office:value="0.89212850593311754" table:style-name="ce7">
            <text:p>89,2%</text:p>
          </table:table-cell>
          <table:table-cell office:value-type="float" office:value="1016252" table:style-name="ce5">
            <text:p>1.016.252</text:p>
          </table:table-cell>
          <table:table-cell office:value-type="float" office:value="646938" table:style-name="ce5">
            <text:p>646.938</text:p>
          </table:table-cell>
          <table:table-cell office:value-type="date" office:date-value="2021-06-22T00:00:00" table:style-name="ce8">
            <text:p>22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73965" table:style-name="ce5">
            <text:p>373.965</text:p>
          </table:table-cell>
          <table:table-cell office:value-type="float" office:value="52100" table:style-name="ce5">
            <text:p>52.100</text:p>
          </table:table-cell>
          <table:table-cell office:value-type="float" office:value="93900" table:style-name="ce5">
            <text:p>93.900</text:p>
          </table:table-cell>
          <table:table-cell office:value-type="float" office:value="18950" table:style-name="ce5">
            <text:p>18.950</text:p>
          </table:table-cell>
          <table:table-cell office:value-type="float" office:value="538915" table:style-name="ce6">
            <text:p>538.915</text:p>
          </table:table-cell>
          <table:table-cell office:value-type="float" office:value="487346" table:style-name="ce6">
            <text:p>487.346</text:p>
          </table:table-cell>
          <table:table-cell office:value-type="percentage" office:value="0.90430958499948977" table:style-name="ce7">
            <text:p>90,4%</text:p>
          </table:table-cell>
          <table:table-cell office:value-type="float" office:value="312034" table:style-name="ce5">
            <text:p>312.034</text:p>
          </table:table-cell>
          <table:table-cell office:value-type="float" office:value="188670" table:style-name="ce5">
            <text:p>188.670</text:p>
          </table:table-cell>
          <table:table-cell office:value-type="date" office:date-value="2021-06-22T00:00:00" table:style-name="ce8">
            <text:p>22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718445" table:style-name="ce5">
            <text:p>1.718.445</text:p>
          </table:table-cell>
          <table:table-cell office:value-type="float" office:value="242600" table:style-name="ce5">
            <text:p>242.600</text:p>
          </table:table-cell>
          <table:table-cell office:value-type="float" office:value="386100" table:style-name="ce5">
            <text:p>386.100</text:p>
          </table:table-cell>
          <table:table-cell office:value-type="float" office:value="78050" table:style-name="ce5">
            <text:p>78.050</text:p>
          </table:table-cell>
          <table:table-cell office:value-type="float" office:value="2425195" table:style-name="ce6">
            <text:p>2.425.195</text:p>
          </table:table-cell>
          <table:table-cell office:value-type="float" office:value="2167761" table:style-name="ce6">
            <text:p>2.167.761</text:p>
          </table:table-cell>
          <table:table-cell office:value-type="percentage" office:value="0.8938501852428361" table:style-name="ce7">
            <text:p>89,4%</text:p>
          </table:table-cell>
          <table:table-cell office:value-type="float" office:value="1353812" table:style-name="ce5">
            <text:p>1.353.812</text:p>
          </table:table-cell>
          <table:table-cell office:value-type="float" office:value="884731" table:style-name="ce5">
            <text:p>884.731</text:p>
          </table:table-cell>
          <table:table-cell office:value-type="date" office:date-value="2021-06-22T00:00:00" table:style-name="ce8">
            <text:p>22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1226025" table:style-name="ce5">
            <text:p>1.226.025</text:p>
          </table:table-cell>
          <table:table-cell office:value-type="float" office:value="174300" table:style-name="ce5">
            <text:p>174.300</text:p>
          </table:table-cell>
          <table:table-cell office:value-type="float" office:value="328900" table:style-name="ce5">
            <text:p>328.900</text:p>
          </table:table-cell>
          <table:table-cell office:value-type="float" office:value="66675" table:style-name="ce5">
            <text:p>66.675</text:p>
          </table:table-cell>
          <table:table-cell office:value-type="float" office:value="1795900" table:style-name="ce6">
            <text:p>1.795.900</text:p>
          </table:table-cell>
          <table:table-cell office:value-type="float" office:value="1648679" table:style-name="ce6">
            <text:p>1.648.679</text:p>
          </table:table-cell>
          <table:table-cell office:value-type="percentage" office:value="0.91802383206191884" table:style-name="ce7">
            <text:p>91,8%</text:p>
          </table:table-cell>
          <table:table-cell office:value-type="float" office:value="1059734" table:style-name="ce5">
            <text:p>1.059.734</text:p>
          </table:table-cell>
          <table:table-cell office:value-type="float" office:value="650026" table:style-name="ce5">
            <text:p>650.026</text:p>
          </table:table-cell>
          <table:table-cell office:value-type="date" office:date-value="2021-06-22T00:00:00" table:style-name="ce8">
            <text:p>22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475870" table:style-name="ce5">
            <text:p>4.475.870</text:p>
          </table:table-cell>
          <table:table-cell office:value-type="float" office:value="644000" table:style-name="ce5">
            <text:p>644.000</text:p>
          </table:table-cell>
          <table:table-cell office:value-type="float" office:value="1254300" table:style-name="ce5">
            <text:p>1.254.300</text:p>
          </table:table-cell>
          <table:table-cell office:value-type="float" office:value="253350" table:style-name="ce5">
            <text:p>253.350</text:p>
          </table:table-cell>
          <table:table-cell office:value-type="float" office:value="6627520" table:style-name="ce6">
            <text:p>6.627.520</text:p>
          </table:table-cell>
          <table:table-cell office:value-type="float" office:value="6051575" table:style-name="ce6">
            <text:p>6.051.575</text:p>
          </table:table-cell>
          <table:table-cell office:value-type="percentage" office:value="0.91309796122833276" table:style-name="ce7">
            <text:p>91,3%</text:p>
          </table:table-cell>
          <table:table-cell office:value-type="float" office:value="3851342" table:style-name="ce5">
            <text:p>3.851.342</text:p>
          </table:table-cell>
          <table:table-cell office:value-type="float" office:value="2344796" table:style-name="ce5">
            <text:p>2.344.796</text:p>
          </table:table-cell>
          <table:table-cell office:value-type="date" office:date-value="2021-06-22T00:00:00" table:style-name="ce8">
            <text:p>22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38610" table:style-name="ce5">
            <text:p>2.838.610</text:p>
          </table:table-cell>
          <table:table-cell office:value-type="float" office:value="407600" table:style-name="ce5">
            <text:p>407.600</text:p>
          </table:table-cell>
          <table:table-cell office:value-type="float" office:value="815300" table:style-name="ce5">
            <text:p>815.300</text:p>
          </table:table-cell>
          <table:table-cell office:value-type="float" office:value="164800" table:style-name="ce5">
            <text:p>164.800</text:p>
          </table:table-cell>
          <table:table-cell office:value-type="float" office:value="4226310" table:style-name="ce6">
            <text:p>4.226.310</text:p>
          </table:table-cell>
          <table:table-cell office:value-type="float" office:value="3699663" table:style-name="ce6">
            <text:p>3.699.663</text:p>
          </table:table-cell>
          <table:table-cell office:value-type="percentage" office:value="0.87538845943624577" table:style-name="ce7">
            <text:p>87,5%</text:p>
          </table:table-cell>
          <table:table-cell office:value-type="float" office:value="2373192" table:style-name="ce5">
            <text:p>2.373.192</text:p>
          </table:table-cell>
          <table:table-cell office:value-type="float" office:value="1465013" table:style-name="ce5">
            <text:p>1.465.013</text:p>
          </table:table-cell>
          <table:table-cell office:value-type="date" office:date-value="2021-06-22T00:00:00" table:style-name="ce8">
            <text:p>22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81605" table:style-name="ce5">
            <text:p>681.605</text:p>
          </table:table-cell>
          <table:table-cell office:value-type="float" office:value="94300" table:style-name="ce5">
            <text:p>94.300</text:p>
          </table:table-cell>
          <table:table-cell office:value-type="float" office:value="171500" table:style-name="ce5">
            <text:p>171.500</text:p>
          </table:table-cell>
          <table:table-cell office:value-type="float" office:value="34600" table:style-name="ce5">
            <text:p>34.600</text:p>
          </table:table-cell>
          <table:table-cell office:value-type="float" office:value="982005" table:style-name="ce6">
            <text:p>982.005</text:p>
          </table:table-cell>
          <table:table-cell office:value-type="float" office:value="933646" table:style-name="ce6">
            <text:p>933.646</text:p>
          </table:table-cell>
          <table:table-cell office:value-type="percentage" office:value="0.95075483322386345" table:style-name="ce7">
            <text:p>95,1%</text:p>
          </table:table-cell>
          <table:table-cell office:value-type="float" office:value="584863" table:style-name="ce5">
            <text:p>584.863</text:p>
          </table:table-cell>
          <table:table-cell office:value-type="float" office:value="392090" table:style-name="ce5">
            <text:p>392.090</text:p>
          </table:table-cell>
          <table:table-cell office:value-type="date" office:date-value="2021-06-22T00:00:00" table:style-name="ce8">
            <text:p>22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844035" table:style-name="ce5">
            <text:p>1.844.035</text:p>
          </table:table-cell>
          <table:table-cell office:value-type="float" office:value="253000" table:style-name="ce5">
            <text:p>253.000</text:p>
          </table:table-cell>
          <table:table-cell office:value-type="float" office:value="435700" table:style-name="ce5">
            <text:p>435.700</text:p>
          </table:table-cell>
          <table:table-cell office:value-type="float" office:value="88200" table:style-name="ce5">
            <text:p>88.200</text:p>
          </table:table-cell>
          <table:table-cell office:value-type="float" office:value="2620935" table:style-name="ce6">
            <text:p>2.620.935</text:p>
          </table:table-cell>
          <table:table-cell office:value-type="float" office:value="2499282" table:style-name="ce6">
            <text:p>2.499.282</text:p>
          </table:table-cell>
          <table:table-cell office:value-type="percentage" office:value="0.953584121697028" table:style-name="ce7">
            <text:p>95,4%</text:p>
          </table:table-cell>
          <table:table-cell office:value-type="float" office:value="1543402" table:style-name="ce5">
            <text:p>1.543.402</text:p>
          </table:table-cell>
          <table:table-cell office:value-type="float" office:value="1059909" table:style-name="ce5">
            <text:p>1.059.909</text:p>
          </table:table-cell>
          <table:table-cell office:value-type="date" office:date-value="2021-06-22T00:00:00" table:style-name="ce8">
            <text:p>22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201305" table:style-name="ce5">
            <text:p>201.305</text:p>
          </table:table-cell>
          <table:table-cell office:value-type="float" office:value="27900" table:style-name="ce5">
            <text:p>27.900</text:p>
          </table:table-cell>
          <table:table-cell office:value-type="float" office:value="51400" table:style-name="ce5">
            <text:p>51.400</text:p>
          </table:table-cell>
          <table:table-cell office:value-type="float" office:value="10400" table:style-name="ce5">
            <text:p>10.400</text:p>
          </table:table-cell>
          <table:table-cell office:value-type="float" office:value="291005" table:style-name="ce6">
            <text:p>291.005</text:p>
          </table:table-cell>
          <table:table-cell office:value-type="float" office:value="261248" table:style-name="ce6">
            <text:p>261.248</text:p>
          </table:table-cell>
          <table:table-cell office:value-type="percentage" office:value="0.89774402501675232" table:style-name="ce7">
            <text:p>89,8%</text:p>
          </table:table-cell>
          <table:table-cell office:value-type="float" office:value="158807" table:style-name="ce5">
            <text:p>158.807</text:p>
          </table:table-cell>
          <table:table-cell office:value-type="float" office:value="115631" table:style-name="ce5">
            <text:p>115.631</text:p>
          </table:table-cell>
          <table:table-cell office:value-type="date" office:date-value="2021-06-22T00:00:00" table:style-name="ce8">
            <text:p>22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68495" table:style-name="ce5">
            <text:p>3.768.495</text:p>
          </table:table-cell>
          <table:table-cell office:value-type="float" office:value="545400" table:style-name="ce5">
            <text:p>545.400</text:p>
          </table:table-cell>
          <table:table-cell office:value-type="float" office:value="1093300" table:style-name="ce5">
            <text:p>1.093.300</text:p>
          </table:table-cell>
          <table:table-cell office:value-type="float" office:value="220800" table:style-name="ce5">
            <text:p>220.800</text:p>
          </table:table-cell>
          <table:table-cell office:value-type="float" office:value="5627995" table:style-name="ce6">
            <text:p>5.627.995</text:p>
          </table:table-cell>
          <table:table-cell office:value-type="float" office:value="4816711" table:style-name="ce6">
            <text:p>4.816.711</text:p>
          </table:table-cell>
          <table:table-cell office:value-type="percentage" office:value="0.85584848600611763" table:style-name="ce7">
            <text:p>85,6%</text:p>
          </table:table-cell>
          <table:table-cell office:value-type="float" office:value="2982026" table:style-name="ce5">
            <text:p>2.982.026</text:p>
          </table:table-cell>
          <table:table-cell office:value-type="float" office:value="2094694" table:style-name="ce5">
            <text:p>2.094.694</text:p>
          </table:table-cell>
          <table:table-cell office:value-type="date" office:date-value="2021-06-22T00:00:00" table:style-name="ce8">
            <text:p>22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818555" table:style-name="ce5">
            <text:p>818.555</text:p>
          </table:table-cell>
          <table:table-cell office:value-type="float" office:value="117800" table:style-name="ce5">
            <text:p>117.800</text:p>
          </table:table-cell>
          <table:table-cell office:value-type="float" office:value="243600" table:style-name="ce5">
            <text:p>243.600</text:p>
          </table:table-cell>
          <table:table-cell office:value-type="float" office:value="49200" table:style-name="ce5">
            <text:p>49.200</text:p>
          </table:table-cell>
          <table:table-cell office:value-type="float" office:value="1229155" table:style-name="ce6">
            <text:p>1.229.155</text:p>
          </table:table-cell>
          <table:table-cell office:value-type="float" office:value="1102066" table:style-name="ce6">
            <text:p>1.102.066</text:p>
          </table:table-cell>
          <table:table-cell office:value-type="percentage" office:value="0.89660457794175674" table:style-name="ce7">
            <text:p>89,7%</text:p>
          </table:table-cell>
          <table:table-cell office:value-type="float" office:value="705967" table:style-name="ce5">
            <text:p>705.967</text:p>
          </table:table-cell>
          <table:table-cell office:value-type="float" office:value="439826" table:style-name="ce5">
            <text:p>439.826</text:p>
          </table:table-cell>
          <table:table-cell office:value-type="date" office:date-value="2021-06-22T00:00:00" table:style-name="ce8">
            <text:p>22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93855" table:style-name="ce5">
            <text:p>393.855</text:p>
          </table:table-cell>
          <table:table-cell office:value-type="float" office:value="56000" table:style-name="ce5">
            <text:p>56.000</text:p>
          </table:table-cell>
          <table:table-cell office:value-type="float" office:value="106600" table:style-name="ce5">
            <text:p>106.600</text:p>
          </table:table-cell>
          <table:table-cell office:value-type="float" office:value="21550" table:style-name="ce5">
            <text:p>21.550</text:p>
          </table:table-cell>
          <table:table-cell office:value-type="float" office:value="578005" table:style-name="ce6">
            <text:p>578.005</text:p>
          </table:table-cell>
          <table:table-cell office:value-type="float" office:value="542986" table:style-name="ce6">
            <text:p>542.986</text:p>
          </table:table-cell>
          <table:table-cell office:value-type="percentage" office:value="0.93941401890987097" table:style-name="ce7">
            <text:p>93,9%</text:p>
          </table:table-cell>
          <table:table-cell office:value-type="float" office:value="349696" table:style-name="ce5">
            <text:p>349.696</text:p>
          </table:table-cell>
          <table:table-cell office:value-type="float" office:value="223665" table:style-name="ce5">
            <text:p>223.665</text:p>
          </table:table-cell>
          <table:table-cell office:value-type="date" office:date-value="2021-06-22T00:00:00" table:style-name="ce8">
            <text:p>22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88610" table:style-name="ce5">
            <text:p>1.388.610</text:p>
          </table:table-cell>
          <table:table-cell office:value-type="float" office:value="193800" table:style-name="ce5">
            <text:p>193.800</text:p>
          </table:table-cell>
          <table:table-cell office:value-type="float" office:value="356900" table:style-name="ce5">
            <text:p>356.900</text:p>
          </table:table-cell>
          <table:table-cell office:value-type="float" office:value="72350" table:style-name="ce5">
            <text:p>72.350</text:p>
          </table:table-cell>
          <table:table-cell office:value-type="float" office:value="2011660" table:style-name="ce6">
            <text:p>2.011.660</text:p>
          </table:table-cell>
          <table:table-cell office:value-type="float" office:value="1872003" table:style-name="ce6">
            <text:p>1.872.003</text:p>
          </table:table-cell>
          <table:table-cell office:value-type="percentage" office:value="0.93057624051778132" table:style-name="ce7">
            <text:p>93,1%</text:p>
          </table:table-cell>
          <table:table-cell office:value-type="float" office:value="1176590" table:style-name="ce5">
            <text:p>1.176.590</text:p>
          </table:table-cell>
          <table:table-cell office:value-type="float" office:value="795780" table:style-name="ce5">
            <text:p>795.780</text:p>
          </table:table-cell>
          <table:table-cell office:value-type="date" office:date-value="2021-06-22T00:00:00" table:style-name="ce8">
            <text:p>22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44100" table:style-name="ce5">
            <text:p>44.100</text:p>
          </table:table-cell>
          <table:table-cell office:value-type="float" office:value="6300" table:style-name="ce5">
            <text:p>6.300</text:p>
          </table:table-cell>
          <table:table-cell office:value-type="float" office:value="14200" table:style-name="ce5">
            <text:p>14.200</text:p>
          </table:table-cell>
          <table:table-cell office:value-type="float" office:value="2750" table:style-name="ce5">
            <text:p>2.750</text:p>
          </table:table-cell>
          <table:table-cell office:value-type="float" office:value="67350" table:style-name="ce6">
            <text:p>67.350</text:p>
          </table:table-cell>
          <table:table-cell office:value-type="float" office:value="62556" table:style-name="ce6">
            <text:p>62.556</text:p>
          </table:table-cell>
          <table:table-cell office:value-type="percentage" office:value="0.92881959910913137" table:style-name="ce7">
            <text:p>92,9%</text:p>
          </table:table-cell>
          <table:table-cell office:value-type="float" office:value="39298" table:style-name="ce5">
            <text:p>39.298</text:p>
          </table:table-cell>
          <table:table-cell office:value-type="float" office:value="26933" table:style-name="ce5">
            <text:p>26.933</text:p>
          </table:table-cell>
          <table:table-cell office:value-type="date" office:date-value="2021-06-22T00:00:00" table:style-name="ce8">
            <text:p>22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44100" table:style-name="ce5">
            <text:p>44.100</text:p>
          </table:table-cell>
          <table:table-cell office:value-type="float" office:value="6200" table:style-name="ce5">
            <text:p>6.200</text:p>
          </table:table-cell>
          <table:table-cell office:value-type="float" office:value="14200" table:style-name="ce5">
            <text:p>14.200</text:p>
          </table:table-cell>
          <table:table-cell office:value-type="float" office:value="2750" table:style-name="ce5">
            <text:p>2.750</text:p>
          </table:table-cell>
          <table:table-cell office:value-type="float" office:value="67250" table:style-name="ce6">
            <text:p>67.250</text:p>
          </table:table-cell>
          <table:table-cell office:value-type="float" office:value="57219" table:style-name="ce6">
            <text:p>57.219</text:p>
          </table:table-cell>
          <table:table-cell office:value-type="percentage" office:value="0.8508401486988848" table:style-name="ce7">
            <text:p>85,1%</text:p>
          </table:table-cell>
          <table:table-cell office:value-type="float" office:value="34590" table:style-name="ce5">
            <text:p>34.590</text:p>
          </table:table-cell>
          <table:table-cell office:value-type="float" office:value="27013" table:style-name="ce5">
            <text:p>27.013</text:p>
          </table:table-cell>
          <table:table-cell office:value-type="date" office:date-value="2021-06-22T00:00:00" table:style-name="ce8">
            <text:p>22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6392" table:style-name="ce5">
            <text:p>46.392</text:p>
          </table:table-cell>
          <table:table-cell office:value-type="float" office:value="16300" table:style-name="ce5">
            <text:p>16.300</text:p>
          </table:table-cell>
          <table:table-cell office:value-type="float" office:value="106100" table:style-name="ce5">
            <text:p>106.100</text:p>
          </table:table-cell>
          <table:table-cell office:value-type="float" office:value="2000" table:style-name="ce5">
            <text:p>2.000</text:p>
          </table:table-cell>
          <table:table-cell office:value-type="float" office:value="170792" table:style-name="ce6">
            <text:p>170.792</text:p>
          </table:table-cell>
          <table:table-cell office:value-type="float" office:value="122817" table:style-name="ce6">
            <text:p>122.817</text:p>
          </table:table-cell>
          <table:table-cell office:value-type="percentage" office:value="0.71910276827954467" table:style-name="ce7">
            <text:p>71,9%</text:p>
          </table:table-cell>
          <table:table-cell office:value-type="float" office:value="79580" table:style-name="ce5">
            <text:p>79.580</text:p>
          </table:table-cell>
          <table:table-cell office:value-type="float" office:value="43848" table:style-name="ce5">
            <text:p>43.848</text:p>
          </table:table-cell>
          <table:table-cell office:value-type="date" office:date-value="2021-06-22T00:00:00" table:style-name="ce8">
            <text:p>22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1900" table:style-name="ce5">
            <text:p>1.900</text:p>
          </table:table-cell>
          <table:table-cell office:value-type="float" office:value="0" table:style-name="ce5">
            <text:p>0</text:p>
          </table:table-cell>
          <table:table-cell office:value-type="float" office:value="1120" table:style-name="ce5">
            <text:p>1.120</text:p>
          </table:table-cell>
          <table:table-cell office:value-type="float" office:value="3020" table:style-name="ce6">
            <text:p>3.020</text:p>
          </table:table-cell>
          <table:table-cell office:value-type="float" office:value="655" table:style-name="ce6">
            <text:p>655</text:p>
          </table:table-cell>
          <table:table-cell office:value-type="percentage" office:value="0.21688741721854304" table:style-name="ce7">
            <text:p>21,7%</text:p>
          </table:table-cell>
          <table:table-cell office:value-type="float" office:value="655" table:style-name="ce5">
            <text:p>655</text:p>
          </table:table-cell>
          <table:table-cell office:value-type="float" office:value="0" table:style-name="ce5">
            <text:p>0</text:p>
          </table:table-cell>
          <table:table-cell office:value-type="date" office:date-value="2021-06-18T00:00:00" table:style-name="ce8">
            <text:p>18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932757" table:style-name="ce11">
            <text:p>27.932.757</text:p>
          </table:table-cell>
          <table:table-cell office:value-type="float" office:value="3982000" table:style-name="ce12">
            <text:p>3.982.000</text:p>
          </table:table-cell>
          <table:table-cell office:value-type="float" office:value="7755100" table:style-name="ce13">
            <text:p>7.755.100</text:p>
          </table:table-cell>
          <table:table-cell office:value-type="float" office:value="1548745" table:style-name="ce14">
            <text:p>1.548.745</text:p>
          </table:table-cell>
          <table:table-cell office:value-type="float" office:value="41218602" table:style-name="ce15">
            <text:p>41.218.602</text:p>
          </table:table-cell>
          <table:table-cell office:value-type="float" office:value="37560626" table:style-name="ce15">
            <text:p>37.560.626</text:p>
          </table:table-cell>
          <table:table-cell office:value-type="percentage" office:value="0.91125424389696674" table:style-name="ce16">
            <text:p>91,1%</text:p>
          </table:table-cell>
          <table:table-cell office:value-type="float" office:value="23772029" table:style-name="ce15">
            <text:p>23.772.029</text:p>
          </table:table-cell>
          <table:table-cell office:value-type="float" office:value="15138439" table:style-name="ce15">
            <text:p>15.138.439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3956980" table:style-name="ce23">
            <text:p>3.956.980</text:p>
          </table:table-cell>
          <table:table-cell office:value-type="percentage" office:value="0.85460626900169523" table:style-name="ce24">
            <text:p>85,5%</text:p>
          </table:table-cell>
          <table:table-cell office:value-type="float" office:value="2123963" table:style-name="ce23">
            <text:p>2.123.963</text:p>
          </table:table-cell>
          <table:table-cell office:value-type="percentage" office:value="0.45872157426311166" table:style-name="ce24">
            <text:p>45,9%</text:p>
          </table:table-cell>
          <table:table-cell office:value-type="date" office:date-value="2021-06-22T00:00:00" table:style-name="ce25">
            <text:p>22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656049" table:style-name="ce5">
            <text:p>656.049</text:p>
          </table:table-cell>
          <table:table-cell office:value-type="percentage" office:value="0.83324950656516006" table:style-name="ce26">
            <text:p>83,3%</text:p>
          </table:table-cell>
          <table:table-cell office:value-type="float" office:value="380436" table:style-name="ce5">
            <text:p>380.436</text:p>
          </table:table-cell>
          <table:table-cell office:value-type="percentage" office:value="0.48319273298126092" table:style-name="ce26">
            <text:p>48,3%</text:p>
          </table:table-cell>
          <table:table-cell office:value-type="date" office:date-value="2021-06-22T00:00:00" table:style-name="ce8">
            <text:p>22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608285" table:style-name="ce5">
            <text:p>608.285</text:p>
          </table:table-cell>
          <table:table-cell office:value-type="percentage" office:value="0.89934428895640672" table:style-name="ce26">
            <text:p>89,9%</text:p>
          </table:table-cell>
          <table:table-cell office:value-type="float" office:value="346391" table:style-name="ce5">
            <text:p>346.391</text:p>
          </table:table-cell>
          <table:table-cell office:value-type="percentage" office:value="0.51213619865013715" table:style-name="ce26">
            <text:p>51,2%</text:p>
          </table:table-cell>
          <table:table-cell office:value-type="date" office:date-value="2021-06-22T00:00:00" table:style-name="ce8">
            <text:p>22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478223" table:style-name="ce5">
            <text:p>478.223</text:p>
          </table:table-cell>
          <table:table-cell office:value-type="percentage" office:value="0.77225163017675991" table:style-name="ce26">
            <text:p>77,2%</text:p>
          </table:table-cell>
          <table:table-cell office:value-type="float" office:value="260726" table:style-name="ce5">
            <text:p>260.726</text:p>
          </table:table-cell>
          <table:table-cell office:value-type="percentage" office:value="0.42102968391203666" table:style-name="ce26">
            <text:p>42,1%</text:p>
          </table:table-cell>
          <table:table-cell office:value-type="date" office:date-value="2021-06-22T00:00:00" table:style-name="ce8">
            <text:p>22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929337" table:style-name="ce5">
            <text:p>929.337</text:p>
          </table:table-cell>
          <table:table-cell office:value-type="percentage" office:value="0.76281770835470886" table:style-name="ce26">
            <text:p>76,3%</text:p>
          </table:table-cell>
          <table:table-cell office:value-type="float" office:value="512071" table:style-name="ce5">
            <text:p>512.071</text:p>
          </table:table-cell>
          <table:table-cell office:value-type="percentage" office:value="0.42031773913543108" table:style-name="ce26">
            <text:p>42,0%</text:p>
          </table:table-cell>
          <table:table-cell office:value-type="date" office:date-value="2021-06-22T00:00:00" table:style-name="ce8">
            <text:p>22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296811" table:style-name="ce5">
            <text:p>296.811</text:p>
          </table:table-cell>
          <table:table-cell office:value-type="percentage" office:value="0.82634345436626144" table:style-name="ce26">
            <text:p>82,6%</text:p>
          </table:table-cell>
          <table:table-cell office:value-type="float" office:value="167133" table:style-name="ce5">
            <text:p>167.133</text:p>
          </table:table-cell>
          <table:table-cell office:value-type="percentage" office:value="0.46531045196639065" table:style-name="ce26">
            <text:p>46,5%</text:p>
          </table:table-cell>
          <table:table-cell office:value-type="date" office:date-value="2021-06-22T00:00:00" table:style-name="ce8">
            <text:p>22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292162" table:style-name="ce5">
            <text:p>1.292.162</text:p>
          </table:table-cell>
          <table:table-cell office:value-type="percentage" office:value="0.84338061851471358" table:style-name="ce26">
            <text:p>84,3%</text:p>
          </table:table-cell>
          <table:table-cell office:value-type="float" office:value="774102" table:style-name="ce5">
            <text:p>774.102</text:p>
          </table:table-cell>
          <table:table-cell office:value-type="percentage" office:value="0.50524827657327553" table:style-name="ce26">
            <text:p>50,5%</text:p>
          </table:table-cell>
          <table:table-cell office:value-type="date" office:date-value="2021-06-22T00:00:00" table:style-name="ce8">
            <text:p>22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996329" table:style-name="ce5">
            <text:p>996.329</text:p>
          </table:table-cell>
          <table:table-cell office:value-type="percentage" office:value="0.86575421742024394" table:style-name="ce26">
            <text:p>86,6%</text:p>
          </table:table-cell>
          <table:table-cell office:value-type="float" office:value="550762" table:style-name="ce5">
            <text:p>550.762</text:p>
          </table:table-cell>
          <table:table-cell office:value-type="percentage" office:value="0.47858139660173338" table:style-name="ce26">
            <text:p>47,9%</text:p>
          </table:table-cell>
          <table:table-cell office:value-type="date" office:date-value="2021-06-22T00:00:00" table:style-name="ce8">
            <text:p>22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548559" table:style-name="ce5">
            <text:p>3.548.559</text:p>
          </table:table-cell>
          <table:table-cell office:value-type="percentage" office:value="0.81979237200327959" table:style-name="ce26">
            <text:p>82,0%</text:p>
          </table:table-cell>
          <table:table-cell office:value-type="float" office:value="1927652" table:style-name="ce5">
            <text:p>1.927.652</text:p>
          </table:table-cell>
          <table:table-cell office:value-type="percentage" office:value="0.44532848558439242" table:style-name="ce26">
            <text:p>44,5%</text:p>
          </table:table-cell>
          <table:table-cell office:value-type="date" office:date-value="2021-06-22T00:00:00" table:style-name="ce8">
            <text:p>22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237572" table:style-name="ce5">
            <text:p>2.237.572</text:p>
          </table:table-cell>
          <table:table-cell office:value-type="percentage" office:value="0.77183125603863068" table:style-name="ce26">
            <text:p>77,2%</text:p>
          </table:table-cell>
          <table:table-cell office:value-type="float" office:value="1286509" table:style-name="ce5">
            <text:p>1.286.509</text:p>
          </table:table-cell>
          <table:table-cell office:value-type="percentage" office:value="0.44377023728175125" table:style-name="ce26">
            <text:p>44,4%</text:p>
          </table:table-cell>
          <table:table-cell office:value-type="date" office:date-value="2021-06-22T00:00:00" table:style-name="ce8">
            <text:p>22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556886" table:style-name="ce5">
            <text:p>556.886</text:p>
          </table:table-cell>
          <table:table-cell office:value-type="percentage" office:value="0.8954763558711536" table:style-name="ce26">
            <text:p>89,5%</text:p>
          </table:table-cell>
          <table:table-cell office:value-type="float" office:value="335995" table:style-name="ce5">
            <text:p>335.995</text:p>
          </table:table-cell>
          <table:table-cell office:value-type="percentage" office:value="0.54028217299578063" table:style-name="ce26">
            <text:p>54,0%</text:p>
          </table:table-cell>
          <table:table-cell office:value-type="date" office:date-value="2021-06-22T00:00:00" table:style-name="ce8">
            <text:p>22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484876" table:style-name="ce5">
            <text:p>1.484.876</text:p>
          </table:table-cell>
          <table:table-cell office:value-type="percentage" office:value="0.86324930919754128" table:style-name="ce26">
            <text:p>86,3%</text:p>
          </table:table-cell>
          <table:table-cell office:value-type="float" office:value="949719" table:style-name="ce5">
            <text:p>949.719</text:p>
          </table:table-cell>
          <table:table-cell office:value-type="percentage" office:value="0.55212978772758114" table:style-name="ce26">
            <text:p>55,2%</text:p>
          </table:table-cell>
          <table:table-cell office:value-type="date" office:date-value="2021-06-22T00:00:00" table:style-name="ce8">
            <text:p>22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49812" table:style-name="ce5">
            <text:p>149.812</text:p>
          </table:table-cell>
          <table:table-cell office:value-type="percentage" office:value="0.79408038757347832" table:style-name="ce26">
            <text:p>79,4%</text:p>
          </table:table-cell>
          <table:table-cell office:value-type="float" office:value="100004" table:style-name="ce5">
            <text:p>100.004</text:p>
          </table:table-cell>
          <table:table-cell office:value-type="percentage" office:value="0.53007245800668923" table:style-name="ce26">
            <text:p>53,0%</text:p>
          </table:table-cell>
          <table:table-cell office:value-type="date" office:date-value="2021-06-22T00:00:00" table:style-name="ce8">
            <text:p>22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2768119" table:style-name="ce5">
            <text:p>2.768.119</text:p>
          </table:table-cell>
          <table:table-cell office:value-type="percentage" office:value="0.74166970323769921" table:style-name="ce26">
            <text:p>74,2%</text:p>
          </table:table-cell>
          <table:table-cell office:value-type="float" office:value="1743294" table:style-name="ce5">
            <text:p>1.743.294</text:p>
          </table:table-cell>
          <table:table-cell office:value-type="percentage" office:value="0.46708553484733195" table:style-name="ce26">
            <text:p>46,7%</text:p>
          </table:table-cell>
          <table:table-cell office:value-type="date" office:date-value="2021-06-22T00:00:00" table:style-name="ce8">
            <text:p>22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663739" table:style-name="ce5">
            <text:p>663.739</text:p>
          </table:table-cell>
          <table:table-cell office:value-type="percentage" office:value="0.84338722629963203" table:style-name="ce26">
            <text:p>84,3%</text:p>
          </table:table-cell>
          <table:table-cell office:value-type="float" office:value="347331" table:style-name="ce5">
            <text:p>347.331</text:p>
          </table:table-cell>
          <table:table-cell office:value-type="percentage" office:value="0.44133993738182853" table:style-name="ce26">
            <text:p>44,1%</text:p>
          </table:table-cell>
          <table:table-cell office:value-type="date" office:date-value="2021-06-22T00:00:00" table:style-name="ce8">
            <text:p>22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29441" table:style-name="ce5">
            <text:p>329.441</text:p>
          </table:table-cell>
          <table:table-cell office:value-type="percentage" office:value="0.87734422020889591" table:style-name="ce26">
            <text:p>87,7%</text:p>
          </table:table-cell>
          <table:table-cell office:value-type="float" office:value="184729" table:style-name="ce5">
            <text:p>184.729</text:p>
          </table:table-cell>
          <table:table-cell office:value-type="percentage" office:value="0.49195734730943974" table:style-name="ce26">
            <text:p>49,2%</text:p>
          </table:table-cell>
          <table:table-cell office:value-type="date" office:date-value="2021-06-22T00:00:00" table:style-name="ce8">
            <text:p>22/06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110469" table:style-name="ce5">
            <text:p>1.110.469</text:p>
          </table:table-cell>
          <table:table-cell office:value-type="percentage" office:value="0.82058806142204754" table:style-name="ce26">
            <text:p>82,1%</text:p>
          </table:table-cell>
          <table:table-cell office:value-type="float" office:value="679789" table:style-name="ce5">
            <text:p>679.789</text:p>
          </table:table-cell>
          <table:table-cell office:value-type="percentage" office:value="0.50233436294577538" table:style-name="ce26">
            <text:p>50,2%</text:p>
          </table:table-cell>
          <table:table-cell office:value-type="date" office:date-value="2021-06-22T00:00:00" table:style-name="ce8">
            <text:p>22/06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2043" table:style-name="ce5">
            <text:p>32.043</text:p>
          </table:table-cell>
          <table:table-cell office:value-type="percentage" office:value="0.82207912155574936" table:style-name="ce26">
            <text:p>82,2%</text:p>
          </table:table-cell>
          <table:table-cell office:value-type="float" office:value="17961" table:style-name="ce5">
            <text:p>17.961</text:p>
          </table:table-cell>
          <table:table-cell office:value-type="percentage" office:value="0.46079839909692649" table:style-name="ce26">
            <text:p>46,1%</text:p>
          </table:table-cell>
          <table:table-cell office:value-type="date" office:date-value="2021-06-22T00:00:00" table:style-name="ce8">
            <text:p>22/06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29144" table:style-name="ce5">
            <text:p>29.144</text:p>
          </table:table-cell>
          <table:table-cell office:value-type="percentage" office:value="0.78291470785762252" table:style-name="ce26">
            <text:p>78,3%</text:p>
          </table:table-cell>
          <table:table-cell office:value-type="float" office:value="16943" table:style-name="ce5">
            <text:p>16.943</text:p>
          </table:table-cell>
          <table:table-cell office:value-type="percentage" office:value="0.45515110812625925" table:style-name="ce26">
            <text:p>45,5%</text:p>
          </table:table-cell>
          <table:table-cell office:value-type="date" office:date-value="2021-06-22T00:00:00" table:style-name="ce8">
            <text:p>22/06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1824" table:style-name="ce5">
            <text:p>31.824</text:p>
          </table:table-cell>
          <table:table-cell office:value-type="string" table:style-name="ce26">
            <text:p>-</text:p>
          </table:table-cell>
          <table:table-cell office:value-type="float" office:value="7330" table:style-name="ce5">
            <text:p>7.330</text:p>
          </table:table-cell>
          <table:table-cell office:value-type="string" table:style-name="ce26">
            <text:p>-</text:p>
          </table:table-cell>
          <table:table-cell office:value-type="date" office:date-value="2021-06-22T00:00:00" table:style-name="ce8">
            <text:p>22/06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278" table:style-name="ce5">
            <text:p>278</text:p>
          </table:table-cell>
          <table:table-cell office:value-type="string" table:style-name="ce26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26">
            <text:p>-</text:p>
          </table:table-cell>
          <table:table-cell office:value-type="date" office:date-value="2021-06-18T00:00:00" table:style-name="ce8">
            <text:p>18/06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2156938" table:style-name="ce15">
            <text:p>22.156.938</text:p>
          </table:table-cell>
          <table:table-cell office:value-type="percentage" office:value="0.81892584806574842" table:style-name="ce16">
            <text:p>81,9%</text:p>
          </table:table-cell>
          <table:table-cell office:value-type="float" office:value="12712840" table:style-name="ce15">
            <text:p>12.712.840</text:p>
          </table:table-cell>
          <table:table-cell office:value-type="percentage" office:value="0.4698696759599259" table:style-name="ce16">
            <text:p>47,0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41"/>
        <table:table-column table:style-name="co4" table:default-cell-style-name="ce45"/>
        <table:table-column table:style-name="co4" table:default-cell-style-name="ce21"/>
        <table:table-column table:style-name="co4" table:default-cell-style-name="ce45"/>
        <table:table-column table:style-name="co4" table:number-columns-repeated="2" table:default-cell-style-name="ce21"/>
        <table:table-column table:style-name="co4" table:default-cell-style-name="ce45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0991" table:style-name="ce35">
            <text:p>430.991</text:p>
          </table:table-cell>
          <table:table-cell office:value-type="percentage" office:value="1" table:style-name="ce36">
            <text:p>100,0%</text:p>
          </table:table-cell>
          <table:table-cell office:value-type="float" office:value="643299" table:style-name="ce35">
            <text:p>643.299</text:p>
          </table:table-cell>
          <table:table-cell office:value-type="percentage" office:value="0.98911099801500968" table:style-name="ce36">
            <text:p>98,9%</text:p>
          </table:table-cell>
          <table:table-cell office:value-type="float" office:value="868796" table:style-name="ce35">
            <text:p>868.796</text:p>
          </table:table-cell>
          <table:table-cell office:value-type="percentage" office:value="0.94831506297570145" table:style-name="ce36">
            <text:p>94,8%</text:p>
          </table:table-cell>
          <table:table-cell office:value-type="float" office:value="1115896" table:style-name="ce35">
            <text:p>1.115.896</text:p>
          </table:table-cell>
          <table:table-cell office:value-type="percentage" office:value="0.88211658146386507" table:style-name="ce36">
            <text:p>88,2%</text:p>
          </table:table-cell>
          <table:table-cell office:value-type="float" office:value="897998" table:style-name="ce35">
            <text:p>897.998</text:p>
          </table:table-cell>
          <table:table-cell office:value-type="percentage" office:value="0.64832064364377229" table:style-name="ce36">
            <text:p>64,8%</text:p>
          </table:table-cell>
          <table:table-cell office:value-type="float" office:value="218330" table:style-name="ce35">
            <text:p>218.330</text:p>
          </table:table-cell>
          <table:table-cell office:value-type="percentage" office:value="0.19148109526519952" table:style-name="ce36">
            <text:p>19,1%</text:p>
          </table:table-cell>
          <table:table-cell office:value-type="float" office:value="102025" table:style-name="ce35">
            <text:p>102.025</text:p>
          </table:table-cell>
          <table:table-cell office:value-type="percentage" office:value="0.10986117811240137" table:style-name="ce36">
            <text:p>11,0%</text:p>
          </table:table-cell>
          <table:table-cell office:value-type="float" office:value="4981" table:style-name="ce35">
            <text:p>4.981</text:p>
          </table:table-cell>
          <table:table-cell office:value-type="percentage" office:value="6.6156909153454544E-3" table:style-name="ce36">
            <text:p>0,7%</text:p>
          </table:table-cell>
          <table:table-cell office:value-type="float" office:value="4282316" table:style-name="ce35">
            <text:p>4.282.316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57465517530587529" table:style-name="ce36">
            <text:p>57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0644" table:style-name="ce38">
            <text:p>100.644</text:p>
          </table:table-cell>
          <table:table-cell office:value-type="percentage" office:value="1" table:style-name="ce39">
            <text:p>100,0%</text:p>
          </table:table-cell>
          <table:table-cell office:value-type="float" office:value="117863" table:style-name="ce38">
            <text:p>117.863</text:p>
          </table:table-cell>
          <table:table-cell office:value-type="percentage" office:value="0.99082005800512796" table:style-name="ce39">
            <text:p>99,1%</text:p>
          </table:table-cell>
          <table:table-cell office:value-type="float" office:value="147311" table:style-name="ce38">
            <text:p>147.311</text:p>
          </table:table-cell>
          <table:table-cell office:value-type="percentage" office:value="0.94208496677687747" table:style-name="ce39">
            <text:p>94,2%</text:p>
          </table:table-cell>
          <table:table-cell office:value-type="float" office:value="170130" table:style-name="ce38">
            <text:p>170.130</text:p>
          </table:table-cell>
          <table:table-cell office:value-type="percentage" office:value="0.85808963715412623" table:style-name="ce39">
            <text:p>85,8%</text:p>
          </table:table-cell>
          <table:table-cell office:value-type="float" office:value="120101" table:style-name="ce38">
            <text:p>120.101</text:p>
          </table:table-cell>
          <table:table-cell office:value-type="percentage" office:value="0.55875743801845146" table:style-name="ce39">
            <text:p>55,9%</text:p>
          </table:table-cell>
          <table:table-cell office:value-type="float" office:value="25693" table:style-name="ce38">
            <text:p>25.693</text:p>
          </table:table-cell>
          <table:table-cell office:value-type="percentage" office:value="0.15639190192712707" table:style-name="ce39">
            <text:p>15,6%</text:p>
          </table:table-cell>
          <table:table-cell office:value-type="float" office:value="16831" table:style-name="ce38">
            <text:p>16.831</text:p>
          </table:table-cell>
          <table:table-cell office:value-type="percentage" office:value="0.12907109608055153" table:style-name="ce39">
            <text:p>12,9%</text:p>
          </table:table-cell>
          <table:table-cell office:value-type="float" office:value="1295" table:style-name="ce38">
            <text:p>1.295</text:p>
          </table:table-cell>
          <table:table-cell office:value-type="percentage" office:value="1.2559524386813955E-2" table:style-name="ce39">
            <text:p>1,3%</text:p>
          </table:table-cell>
          <table:table-cell office:value-type="float" office:value="699868" table:style-name="ce38">
            <text:p>699.868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5905391289086297" table:style-name="ce39">
            <text:p>59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409" table:style-name="ce38">
            <text:p>88.409</text:p>
          </table:table-cell>
          <table:table-cell office:value-type="percentage" office:value="1" table:style-name="ce39">
            <text:p>100,0%</text:p>
          </table:table-cell>
          <table:table-cell office:value-type="float" office:value="113339" table:style-name="ce38">
            <text:p>113.339</text:p>
          </table:table-cell>
          <table:table-cell office:value-type="percentage" office:value="1" table:style-name="ce39">
            <text:p>100,0%</text:p>
          </table:table-cell>
          <table:table-cell office:value-type="float" office:value="141570" table:style-name="ce38">
            <text:p>141.570</text:p>
          </table:table-cell>
          <table:table-cell office:value-type="percentage" office:value="0.94599470772191485" table:style-name="ce39">
            <text:p>94,6%</text:p>
          </table:table-cell>
          <table:table-cell office:value-type="float" office:value="143042" table:style-name="ce38">
            <text:p>143.042</text:p>
          </table:table-cell>
          <table:table-cell office:value-type="percentage" office:value="0.87947370039042083" table:style-name="ce39">
            <text:p>87,9%</text:p>
          </table:table-cell>
          <table:table-cell office:value-type="float" office:value="121925" table:style-name="ce38">
            <text:p>121.925</text:p>
          </table:table-cell>
          <table:table-cell office:value-type="percentage" office:value="0.73012042420939804" table:style-name="ce39">
            <text:p>73,0%</text:p>
          </table:table-cell>
          <table:table-cell office:value-type="float" office:value="20907" table:style-name="ce38">
            <text:p>20.907</text:p>
          </table:table-cell>
          <table:table-cell office:value-type="percentage" office:value="0.18267206053245494" table:style-name="ce39">
            <text:p>18,3%</text:p>
          </table:table-cell>
          <table:table-cell office:value-type="float" office:value="10139" table:style-name="ce38">
            <text:p>10.139</text:p>
          </table:table-cell>
          <table:table-cell office:value-type="percentage" office:value="0.12816169685631582" table:style-name="ce39">
            <text:p>12,8%</text:p>
          </table:table-cell>
          <table:table-cell office:value-type="float" office:value="557" table:style-name="ce38">
            <text:p>557</text:p>
          </table:table-cell>
          <table:table-cell office:value-type="percentage" office:value="8.7031250000000008E-3" table:style-name="ce39">
            <text:p>0,9%</text:p>
          </table:table-cell>
          <table:table-cell office:value-type="float" office:value="639888" table:style-name="ce38">
            <text:p>639.888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68515847598366897" table:style-name="ce39">
            <text:p>68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666" table:style-name="ce38">
            <text:p>50.666</text:p>
          </table:table-cell>
          <table:table-cell office:value-type="percentage" office:value="1" table:style-name="ce39">
            <text:p>100,0%</text:p>
          </table:table-cell>
          <table:table-cell office:value-type="float" office:value="77193" table:style-name="ce38">
            <text:p>77.193</text:p>
          </table:table-cell>
          <table:table-cell office:value-type="percentage" office:value="0.95872869988573695" table:style-name="ce39">
            <text:p>95,9%</text:p>
          </table:table-cell>
          <table:table-cell office:value-type="float" office:value="99018" table:style-name="ce38">
            <text:p>99.018</text:p>
          </table:table-cell>
          <table:table-cell office:value-type="percentage" office:value="0.84464006960616222" table:style-name="ce39">
            <text:p>84,5%</text:p>
          </table:table-cell>
          <table:table-cell office:value-type="float" office:value="130141" table:style-name="ce38">
            <text:p>130.141</text:p>
          </table:table-cell>
          <table:table-cell office:value-type="percentage" office:value="0.78494182645041832" table:style-name="ce39">
            <text:p>78,5%</text:p>
          </table:table-cell>
          <table:table-cell office:value-type="float" office:value="121205" table:style-name="ce38">
            <text:p>121.205</text:p>
          </table:table-cell>
          <table:table-cell office:value-type="percentage" office:value="0.58788293269697145" table:style-name="ce39">
            <text:p>58,8%</text:p>
          </table:table-cell>
          <table:table-cell office:value-type="float" office:value="37311" table:style-name="ce38">
            <text:p>37.311</text:p>
          </table:table-cell>
          <table:table-cell office:value-type="percentage" office:value="0.20479507319402593" table:style-name="ce39">
            <text:p>20,5%</text:p>
          </table:table-cell>
          <table:table-cell office:value-type="float" office:value="12024" table:style-name="ce38">
            <text:p>12.024</text:p>
          </table:table-cell>
          <table:table-cell office:value-type="percentage" office:value="8.7167070217917669E-2" table:style-name="ce39">
            <text:p>8,7%</text:p>
          </table:table-cell>
          <table:table-cell office:value-type="float" office:value="559" table:style-name="ce38">
            <text:p>559</text:p>
          </table:table-cell>
          <table:table-cell office:value-type="percentage" office:value="5.854629241726016E-3" table:style-name="ce39">
            <text:p>0,6%</text:p>
          </table:table-cell>
          <table:table-cell office:value-type="float" office:value="528117" table:style-name="ce38">
            <text:p>528.117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51032354882318209" table:style-name="ce39">
            <text:p>51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1317" table:style-name="ce38">
            <text:p>91.317</text:p>
          </table:table-cell>
          <table:table-cell office:value-type="percentage" office:value="1" table:style-name="ce39">
            <text:p>100,0%</text:p>
          </table:table-cell>
          <table:table-cell office:value-type="float" office:value="147433" table:style-name="ce38">
            <text:p>147.433</text:p>
          </table:table-cell>
          <table:table-cell office:value-type="percentage" office:value="0.95406746866324554" table:style-name="ce39">
            <text:p>95,4%</text:p>
          </table:table-cell>
          <table:table-cell office:value-type="float" office:value="207736" table:style-name="ce38">
            <text:p>207.736</text:p>
          </table:table-cell>
          <table:table-cell office:value-type="percentage" office:value="0.88363704422098588" table:style-name="ce39">
            <text:p>88,4%</text:p>
          </table:table-cell>
          <table:table-cell office:value-type="float" office:value="275999" table:style-name="ce38">
            <text:p>275.999</text:p>
          </table:table-cell>
          <table:table-cell office:value-type="percentage" office:value="0.7874166932943808" table:style-name="ce39">
            <text:p>78,7%</text:p>
          </table:table-cell>
          <table:table-cell office:value-type="float" office:value="206852" table:style-name="ce38">
            <text:p>206.852</text:p>
          </table:table-cell>
          <table:table-cell office:value-type="percentage" office:value="0.53322815809282231" table:style-name="ce39">
            <text:p>53,3%</text:p>
          </table:table-cell>
          <table:table-cell office:value-type="float" office:value="61477" table:style-name="ce38">
            <text:p>61.477</text:p>
          </table:table-cell>
          <table:table-cell office:value-type="percentage" office:value="0.19771720043481897" table:style-name="ce39">
            <text:p>19,8%</text:p>
          </table:table-cell>
          <table:table-cell office:value-type="float" office:value="24370" table:style-name="ce38">
            <text:p>24.370</text:p>
          </table:table-cell>
          <table:table-cell office:value-type="percentage" office:value="9.6803152358707914E-2" table:style-name="ce39">
            <text:p>9,7%</text:p>
          </table:table-cell>
          <table:table-cell office:value-type="float" office:value="1068" table:style-name="ce38">
            <text:p>1.068</text:p>
          </table:table-cell>
          <table:table-cell office:value-type="percentage" office:value="5.9400323698393185E-3" table:style-name="ce39">
            <text:p>0,6%</text:p>
          </table:table-cell>
          <table:table-cell office:value-type="float" office:value="1016252" table:style-name="ce38">
            <text:p>1.016.252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5182912462119551" table:style-name="ce39">
            <text:p>51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158" table:style-name="ce38">
            <text:p>42.158</text:p>
          </table:table-cell>
          <table:table-cell office:value-type="percentage" office:value="1" table:style-name="ce39">
            <text:p>100,0%</text:p>
          </table:table-cell>
          <table:table-cell office:value-type="float" office:value="55598" table:style-name="ce38">
            <text:p>55.598</text:p>
          </table:table-cell>
          <table:table-cell office:value-type="percentage" office:value="1" table:style-name="ce39">
            <text:p>100,0%</text:p>
          </table:table-cell>
          <table:table-cell office:value-type="float" office:value="73702" table:style-name="ce38">
            <text:p>73.702</text:p>
          </table:table-cell>
          <table:table-cell office:value-type="percentage" office:value="0.95289934708125934" table:style-name="ce39">
            <text:p>95,3%</text:p>
          </table:table-cell>
          <table:table-cell office:value-type="float" office:value="77327" table:style-name="ce38">
            <text:p>77.327</text:p>
          </table:table-cell>
          <table:table-cell office:value-type="percentage" office:value="0.85953270196967679" table:style-name="ce39">
            <text:p>86,0%</text:p>
          </table:table-cell>
          <table:table-cell office:value-type="float" office:value="48026" table:style-name="ce38">
            <text:p>48.026</text:p>
          </table:table-cell>
          <table:table-cell office:value-type="percentage" office:value="0.49121909807812292" table:style-name="ce39">
            <text:p>49,1%</text:p>
          </table:table-cell>
          <table:table-cell office:value-type="float" office:value="9623" table:style-name="ce38">
            <text:p>9.623</text:p>
          </table:table-cell>
          <table:table-cell office:value-type="percentage" office:value="0.13654874916634741" table:style-name="ce39">
            <text:p>13,7%</text:p>
          </table:table-cell>
          <table:table-cell office:value-type="float" office:value="5416" table:style-name="ce38">
            <text:p>5.416</text:p>
          </table:table-cell>
          <table:table-cell office:value-type="percentage" office:value="0.10723690723690724" table:style-name="ce39">
            <text:p>10,7%</text:p>
          </table:table-cell>
          <table:table-cell office:value-type="float" office:value="184" table:style-name="ce38">
            <text:p>184</text:p>
          </table:table-cell>
          <table:table-cell office:value-type="percentage" office:value="4.1853376703136725E-3" table:style-name="ce39">
            <text:p>0,4%</text:p>
          </table:table-cell>
          <table:table-cell office:value-type="float" office:value="312034" table:style-name="ce38">
            <text:p>312.034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59534044229738214" table:style-name="ce39">
            <text:p>59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8367" table:style-name="ce38">
            <text:p>228.367</text:p>
          </table:table-cell>
          <table:table-cell office:value-type="percentage" office:value="1" table:style-name="ce39">
            <text:p>100,0%</text:p>
          </table:table-cell>
          <table:table-cell office:value-type="float" office:value="248443" table:style-name="ce38">
            <text:p>248.443</text:p>
          </table:table-cell>
          <table:table-cell office:value-type="percentage" office:value="1" table:style-name="ce39">
            <text:p>100,0%</text:p>
          </table:table-cell>
          <table:table-cell office:value-type="float" office:value="307039" table:style-name="ce38">
            <text:p>307.039</text:p>
          </table:table-cell>
          <table:table-cell office:value-type="percentage" office:value="0.96378874676292869" table:style-name="ce39">
            <text:p>96,4%</text:p>
          </table:table-cell>
          <table:table-cell office:value-type="float" office:value="333131" table:style-name="ce38">
            <text:p>333.131</text:p>
          </table:table-cell>
          <table:table-cell office:value-type="percentage" office:value="0.87395815570276125" table:style-name="ce39">
            <text:p>87,4%</text:p>
          </table:table-cell>
          <table:table-cell office:value-type="float" office:value="175182" table:style-name="ce38">
            <text:p>175.182</text:p>
          </table:table-cell>
          <table:table-cell office:value-type="percentage" office:value="0.48218989554231295" table:style-name="ce39">
            <text:p>48,2%</text:p>
          </table:table-cell>
          <table:table-cell office:value-type="float" office:value="36758" table:style-name="ce38">
            <text:p>36.758</text:p>
          </table:table-cell>
          <table:table-cell office:value-type="percentage" office:value="0.13726786241098202" table:style-name="ce39">
            <text:p>13,7%</text:p>
          </table:table-cell>
          <table:table-cell office:value-type="float" office:value="23982" table:style-name="ce38">
            <text:p>23.982</text:p>
          </table:table-cell>
          <table:table-cell office:value-type="percentage" office:value="0.11365553586153948" table:style-name="ce39">
            <text:p>11,4%</text:p>
          </table:table-cell>
          <table:table-cell office:value-type="float" office:value="910" table:style-name="ce38">
            <text:p>910</text:p>
          </table:table-cell>
          <table:table-cell office:value-type="percentage" office:value="5.5037437553676618E-3" table:style-name="ce39">
            <text:p>0,6%</text:p>
          </table:table-cell>
          <table:table-cell office:value-type="float" office:value="1353812" table:style-name="ce38">
            <text:p>1.353.812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62208392130878165" table:style-name="ce39">
            <text:p>62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311" table:style-name="ce38">
            <text:p>137.311</text:p>
          </table:table-cell>
          <table:table-cell office:value-type="percentage" office:value="1" table:style-name="ce39">
            <text:p>100,0%</text:p>
          </table:table-cell>
          <table:table-cell office:value-type="float" office:value="157116" table:style-name="ce38">
            <text:p>157.116</text:p>
          </table:table-cell>
          <table:table-cell office:value-type="percentage" office:value="0.9875236485000094" table:style-name="ce39">
            <text:p>98,8%</text:p>
          </table:table-cell>
          <table:table-cell office:value-type="float" office:value="210932" table:style-name="ce38">
            <text:p>210.932</text:p>
          </table:table-cell>
          <table:table-cell office:value-type="percentage" office:value="0.96561132372598923" table:style-name="ce39">
            <text:p>96,6%</text:p>
          </table:table-cell>
          <table:table-cell office:value-type="float" office:value="270829" table:style-name="ce38">
            <text:p>270.829</text:p>
          </table:table-cell>
          <table:table-cell office:value-type="percentage" office:value="0.88080773258574596" table:style-name="ce39">
            <text:p>88,1%</text:p>
          </table:table-cell>
          <table:table-cell office:value-type="float" office:value="220141" table:style-name="ce38">
            <text:p>220.141</text:p>
          </table:table-cell>
          <table:table-cell office:value-type="percentage" office:value="0.66587317191210049" table:style-name="ce39">
            <text:p>66,6%</text:p>
          </table:table-cell>
          <table:table-cell office:value-type="float" office:value="42710" table:style-name="ce38">
            <text:p>42.710</text:p>
          </table:table-cell>
          <table:table-cell office:value-type="percentage" office:value="0.16062369077212948" table:style-name="ce39">
            <text:p>16,1%</text:p>
          </table:table-cell>
          <table:table-cell office:value-type="float" office:value="19894" table:style-name="ce38">
            <text:p>19.894</text:p>
          </table:table-cell>
          <table:table-cell office:value-type="percentage" office:value="9.1219639688384105E-2" table:style-name="ce39">
            <text:p>9,1%</text:p>
          </table:table-cell>
          <table:table-cell office:value-type="float" office:value="801" table:style-name="ce38">
            <text:p>801</text:p>
          </table:table-cell>
          <table:table-cell office:value-type="percentage" office:value="4.6041891798680248E-3" table:style-name="ce39">
            <text:p>0,5%</text:p>
          </table:table-cell>
          <table:table-cell office:value-type="float" office:value="1059734" table:style-name="ce38">
            <text:p>1.059.734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58588200691735437" table:style-name="ce39">
            <text:p>58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5085" table:style-name="ce38">
            <text:p>455.085</text:p>
          </table:table-cell>
          <table:table-cell office:value-type="percentage" office:value="1" table:style-name="ce39">
            <text:p>100,0%</text:p>
          </table:table-cell>
          <table:table-cell office:value-type="float" office:value="609832" table:style-name="ce38">
            <text:p>609.832</text:p>
          </table:table-cell>
          <table:table-cell office:value-type="percentage" office:value="0.95992394048720908" table:style-name="ce39">
            <text:p>96,0%</text:p>
          </table:table-cell>
          <table:table-cell office:value-type="float" office:value="745024" table:style-name="ce38">
            <text:p>745.024</text:p>
          </table:table-cell>
          <table:table-cell office:value-type="percentage" office:value="0.88949168083439989" table:style-name="ce39">
            <text:p>88,9%</text:p>
          </table:table-cell>
          <table:table-cell office:value-type="float" office:value="919116" table:style-name="ce38">
            <text:p>919.116</text:p>
          </table:table-cell>
          <table:table-cell office:value-type="percentage" office:value="0.84185092234699299" table:style-name="ce39">
            <text:p>84,2%</text:p>
          </table:table-cell>
          <table:table-cell office:value-type="float" office:value="819502" table:style-name="ce38">
            <text:p>819.502</text:p>
          </table:table-cell>
          <table:table-cell office:value-type="percentage" office:value="0.62236482868870824" table:style-name="ce39">
            <text:p>62,2%</text:p>
          </table:table-cell>
          <table:table-cell office:value-type="float" office:value="179924" table:style-name="ce38">
            <text:p>179.924</text:p>
          </table:table-cell>
          <table:table-cell office:value-type="percentage" office:value="0.17223343276038336" table:style-name="ce39">
            <text:p>17,2%</text:p>
          </table:table-cell>
          <table:table-cell office:value-type="float" office:value="113359" table:style-name="ce38">
            <text:p>113.359</text:p>
          </table:table-cell>
          <table:table-cell office:value-type="percentage" office:value="0.1351225065112315" table:style-name="ce39">
            <text:p>13,5%</text:p>
          </table:table-cell>
          <table:table-cell office:value-type="float" office:value="9500" table:style-name="ce38">
            <text:p>9.500</text:p>
          </table:table-cell>
          <table:table-cell office:value-type="percentage" office:value="1.4478043665779696E-2" table:style-name="ce39">
            <text:p>1,4%</text:p>
          </table:table-cell>
          <table:table-cell office:value-type="float" office:value="3851342" table:style-name="ce38">
            <text:p>3.851.342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56073676976745546" table:style-name="ce39">
            <text:p>56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4624" table:style-name="ce38">
            <text:p>294.624</text:p>
          </table:table-cell>
          <table:table-cell office:value-type="percentage" office:value="1" table:style-name="ce39">
            <text:p>100,0%</text:p>
          </table:table-cell>
          <table:table-cell office:value-type="float" office:value="428748" table:style-name="ce38">
            <text:p>428.748</text:p>
          </table:table-cell>
          <table:table-cell office:value-type="percentage" office:value="0.97918522274141173" table:style-name="ce39">
            <text:p>97,9%</text:p>
          </table:table-cell>
          <table:table-cell office:value-type="float" office:value="535605" table:style-name="ce38">
            <text:p>535.605</text:p>
          </table:table-cell>
          <table:table-cell office:value-type="percentage" office:value="0.92229925197338514" table:style-name="ce39">
            <text:p>92,2%</text:p>
          </table:table-cell>
          <table:table-cell office:value-type="float" office:value="628240" table:style-name="ce38">
            <text:p>628.240</text:p>
          </table:table-cell>
          <table:table-cell office:value-type="percentage" office:value="0.83505464328343526" table:style-name="ce39">
            <text:p>83,5%</text:p>
          </table:table-cell>
          <table:table-cell office:value-type="float" office:value="350355" table:style-name="ce38">
            <text:p>350.355</text:p>
          </table:table-cell>
          <table:table-cell office:value-type="percentage" office:value="0.41141373528044078" table:style-name="ce39">
            <text:p>41,1%</text:p>
          </table:table-cell>
          <table:table-cell office:value-type="float" office:value="78865" table:style-name="ce38">
            <text:p>78.865</text:p>
          </table:table-cell>
          <table:table-cell office:value-type="percentage" office:value="0.12156286078497562" table:style-name="ce39">
            <text:p>12,2%</text:p>
          </table:table-cell>
          <table:table-cell office:value-type="float" office:value="54395" table:style-name="ce38">
            <text:p>54.395</text:p>
          </table:table-cell>
          <table:table-cell office:value-type="percentage" office:value="0.10539093167172357" table:style-name="ce39">
            <text:p>10,5%</text:p>
          </table:table-cell>
          <table:table-cell office:value-type="float" office:value="2360" table:style-name="ce38">
            <text:p>2.360</text:p>
          </table:table-cell>
          <table:table-cell office:value-type="percentage" office:value="5.5590757800961527E-3" table:style-name="ce39">
            <text:p>0,6%</text:p>
          </table:table-cell>
          <table:table-cell office:value-type="float" office:value="2373192" table:style-name="ce38">
            <text:p>2.373.192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5287320213908604" table:style-name="ce39">
            <text:p>52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7996" table:style-name="ce38">
            <text:p>77.996</text:p>
          </table:table-cell>
          <table:table-cell office:value-type="percentage" office:value="1" table:style-name="ce39">
            <text:p>100,0%</text:p>
          </table:table-cell>
          <table:table-cell office:value-type="float" office:value="95310" table:style-name="ce38">
            <text:p>95.310</text:p>
          </table:table-cell>
          <table:table-cell office:value-type="percentage" office:value="1" table:style-name="ce39">
            <text:p>100,0%</text:p>
          </table:table-cell>
          <table:table-cell office:value-type="float" office:value="126952" table:style-name="ce38">
            <text:p>126.952</text:p>
          </table:table-cell>
          <table:table-cell office:value-type="percentage" office:value="1" table:style-name="ce39">
            <text:p>100,0%</text:p>
          </table:table-cell>
          <table:table-cell office:value-type="float" office:value="153021" table:style-name="ce38">
            <text:p>153.021</text:p>
          </table:table-cell>
          <table:table-cell office:value-type="percentage" office:value="0.90429392019667176" table:style-name="ce39">
            <text:p>90,4%</text:p>
          </table:table-cell>
          <table:table-cell office:value-type="float" office:value="103607" table:style-name="ce38">
            <text:p>103.607</text:p>
          </table:table-cell>
          <table:table-cell office:value-type="percentage" office:value="0.64959810400391238" table:style-name="ce39">
            <text:p>65,0%</text:p>
          </table:table-cell>
          <table:table-cell office:value-type="float" office:value="18624" table:style-name="ce38">
            <text:p>18.624</text:p>
          </table:table-cell>
          <table:table-cell office:value-type="percentage" office:value="0.13952756613399861" table:style-name="ce39">
            <text:p>14,0%</text:p>
          </table:table-cell>
          <table:table-cell office:value-type="float" office:value="9000" table:style-name="ce38">
            <text:p>9.000</text:p>
          </table:table-cell>
          <table:table-cell office:value-type="percentage" office:value="7.942110836569008E-2" table:style-name="ce39">
            <text:p>7,9%</text:p>
          </table:table-cell>
          <table:table-cell office:value-type="float" office:value="353" table:style-name="ce38">
            <text:p>353</text:p>
          </table:table-cell>
          <table:table-cell office:value-type="percentage" office:value="4.1651917404129796E-3" table:style-name="ce39">
            <text:p>0,4%</text:p>
          </table:table-cell>
          <table:table-cell office:value-type="float" office:value="584863" table:style-name="ce38">
            <text:p>584.863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6134259526324235" table:style-name="ce39">
            <text:p>61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0759" table:style-name="ce38">
            <text:p>240.759</text:p>
          </table:table-cell>
          <table:table-cell office:value-type="percentage" office:value="1" table:style-name="ce39">
            <text:p>100,0%</text:p>
          </table:table-cell>
          <table:table-cell office:value-type="float" office:value="288458" table:style-name="ce38">
            <text:p>288.458</text:p>
          </table:table-cell>
          <table:table-cell office:value-type="percentage" office:value="0.99549975497132126" table:style-name="ce39">
            <text:p>99,5%</text:p>
          </table:table-cell>
          <table:table-cell office:value-type="float" office:value="331954" table:style-name="ce38">
            <text:p>331.954</text:p>
          </table:table-cell>
          <table:table-cell office:value-type="percentage" office:value="0.95684106454672024" table:style-name="ce39">
            <text:p>95,7%</text:p>
          </table:table-cell>
          <table:table-cell office:value-type="float" office:value="368508" table:style-name="ce38">
            <text:p>368.508</text:p>
          </table:table-cell>
          <table:table-cell office:value-type="percentage" office:value="0.90790339230676365" table:style-name="ce39">
            <text:p>90,8%</text:p>
          </table:table-cell>
          <table:table-cell office:value-type="float" office:value="255197" table:style-name="ce38">
            <text:p>255.197</text:p>
          </table:table-cell>
          <table:table-cell office:value-type="percentage" office:value="0.57577822350475272" table:style-name="ce39">
            <text:p>57,6%</text:p>
          </table:table-cell>
          <table:table-cell office:value-type="float" office:value="38227" table:style-name="ce38">
            <text:p>38.227</text:p>
          </table:table-cell>
          <table:table-cell office:value-type="percentage" office:value="0.11820053925691387" table:style-name="ce39">
            <text:p>11,8%</text:p>
          </table:table-cell>
          <table:table-cell office:value-type="float" office:value="19929" table:style-name="ce38">
            <text:p>19.929</text:p>
          </table:table-cell>
          <table:table-cell office:value-type="percentage" office:value="8.6279823881617965E-2" table:style-name="ce39">
            <text:p>8,6%</text:p>
          </table:table-cell>
          <table:table-cell office:value-type="float" office:value="370" table:style-name="ce38">
            <text:p>370</text:p>
          </table:table-cell>
          <table:table-cell office:value-type="percentage" office:value="2.0554756203925405E-3" table:style-name="ce39">
            <text:p>0,2%</text:p>
          </table:table-cell>
          <table:table-cell office:value-type="float" office:value="1543402" table:style-name="ce38">
            <text:p>1.543.402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62880582050008615" table:style-name="ce39">
            <text:p>62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298" table:style-name="ce38">
            <text:p>23.298</text:p>
          </table:table-cell>
          <table:table-cell office:value-type="percentage" office:value="1" table:style-name="ce39">
            <text:p>100,0%</text:p>
          </table:table-cell>
          <table:table-cell office:value-type="float" office:value="28465" table:style-name="ce38">
            <text:p>28.465</text:p>
          </table:table-cell>
          <table:table-cell office:value-type="percentage" office:value="1" table:style-name="ce39">
            <text:p>100,0%</text:p>
          </table:table-cell>
          <table:table-cell office:value-type="float" office:value="36071" table:style-name="ce38">
            <text:p>36.071</text:p>
          </table:table-cell>
          <table:table-cell office:value-type="percentage" office:value="0.95633384590911497" table:style-name="ce39">
            <text:p>95,6%</text:p>
          </table:table-cell>
          <table:table-cell office:value-type="float" office:value="41462" table:style-name="ce38">
            <text:p>41.462</text:p>
          </table:table-cell>
          <table:table-cell office:value-type="percentage" office:value="0.86988083249412551" table:style-name="ce39">
            <text:p>87,0%</text:p>
          </table:table-cell>
          <table:table-cell office:value-type="float" office:value="20516" table:style-name="ce38">
            <text:p>20.516</text:p>
          </table:table-cell>
          <table:table-cell office:value-type="percentage" office:value="0.38748182144408561" table:style-name="ce39">
            <text:p>38,7%</text:p>
          </table:table-cell>
          <table:table-cell office:value-type="float" office:value="5289" table:style-name="ce38">
            <text:p>5.289</text:p>
          </table:table-cell>
          <table:table-cell office:value-type="percentage" office:value="0.13451511991657977" table:style-name="ce39">
            <text:p>13,5%</text:p>
          </table:table-cell>
          <table:table-cell office:value-type="float" office:value="3555" table:style-name="ce38">
            <text:p>3.555</text:p>
          </table:table-cell>
          <table:table-cell office:value-type="percentage" office:value="0.11671810361809705" table:style-name="ce39">
            <text:p>11,7%</text:p>
          </table:table-cell>
          <table:table-cell office:value-type="float" office:value="151" table:style-name="ce38">
            <text:p>151</text:p>
          </table:table-cell>
          <table:table-cell office:value-type="percentage" office:value="5.9141469528434902E-3" table:style-name="ce39">
            <text:p>0,6%</text:p>
          </table:table-cell>
          <table:table-cell office:value-type="float" office:value="158807" table:style-name="ce38">
            <text:p>158.807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55923865197027856" table:style-name="ce39">
            <text:p>55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0831" table:style-name="ce38">
            <text:p>370.831</text:p>
          </table:table-cell>
          <table:table-cell office:value-type="percentage" office:value="1" table:style-name="ce39">
            <text:p>100,0%</text:p>
          </table:table-cell>
          <table:table-cell office:value-type="float" office:value="504479" table:style-name="ce38">
            <text:p>504.479</text:p>
          </table:table-cell>
          <table:table-cell office:value-type="percentage" office:value="0.95893788218924458" table:style-name="ce39">
            <text:p>95,9%</text:p>
          </table:table-cell>
          <table:table-cell office:value-type="float" office:value="654258" table:style-name="ce38">
            <text:p>654.258</text:p>
          </table:table-cell>
          <table:table-cell office:value-type="percentage" office:value="0.93023831155813186" table:style-name="ce39">
            <text:p>93,0%</text:p>
          </table:table-cell>
          <table:table-cell office:value-type="float" office:value="842570" table:style-name="ce38">
            <text:p>842.570</text:p>
          </table:table-cell>
          <table:table-cell office:value-type="percentage" office:value="0.86614383680635865" table:style-name="ce39">
            <text:p>86,6%</text:p>
          </table:table-cell>
          <table:table-cell office:value-type="float" office:value="395981" table:style-name="ce38">
            <text:p>395.981</text:p>
          </table:table-cell>
          <table:table-cell office:value-type="percentage" office:value="0.33961479316380938" table:style-name="ce39">
            <text:p>34,0%</text:p>
          </table:table-cell>
          <table:table-cell office:value-type="float" office:value="124864" table:style-name="ce38">
            <text:p>124.864</text:p>
          </table:table-cell>
          <table:table-cell office:value-type="percentage" office:value="0.13148561560170169" table:style-name="ce39">
            <text:p>13,1%</text:p>
          </table:table-cell>
          <table:table-cell office:value-type="float" office:value="84838" table:style-name="ce38">
            <text:p>84.838</text:p>
          </table:table-cell>
          <table:table-cell office:value-type="percentage" office:value="0.11426377992525001" table:style-name="ce39">
            <text:p>11,4%</text:p>
          </table:table-cell>
          <table:table-cell office:value-type="float" office:value="4205" table:style-name="ce38">
            <text:p>4.205</text:p>
          </table:table-cell>
          <table:table-cell office:value-type="percentage" office:value="7.5965328737476112E-3" table:style-name="ce39">
            <text:p>0,8%</text:p>
          </table:table-cell>
          <table:table-cell office:value-type="float" office:value="2982026" table:style-name="ce38">
            <text:p>2.982.026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49883864617509349" table:style-name="ce39">
            <text:p>49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251" table:style-name="ce38">
            <text:p>73.251</text:p>
          </table:table-cell>
          <table:table-cell office:value-type="percentage" office:value="1" table:style-name="ce39">
            <text:p>100,0%</text:p>
          </table:table-cell>
          <table:table-cell office:value-type="float" office:value="101043" table:style-name="ce38">
            <text:p>101.043</text:p>
          </table:table-cell>
          <table:table-cell office:value-type="percentage" office:value="0.98196289565496264" table:style-name="ce39">
            <text:p>98,2%</text:p>
          </table:table-cell>
          <table:table-cell office:value-type="float" office:value="134931" table:style-name="ce38">
            <text:p>134.931</text:p>
          </table:table-cell>
          <table:table-cell office:value-type="percentage" office:value="0.91846653370453823" table:style-name="ce39">
            <text:p>91,8%</text:p>
          </table:table-cell>
          <table:table-cell office:value-type="float" office:value="187184" table:style-name="ce38">
            <text:p>187.184</text:p>
          </table:table-cell>
          <table:table-cell office:value-type="percentage" office:value="0.87774318190344003" table:style-name="ce39">
            <text:p>87,8%</text:p>
          </table:table-cell>
          <table:table-cell office:value-type="float" office:value="167330" table:style-name="ce38">
            <text:p>167.330</text:p>
          </table:table-cell>
          <table:table-cell office:value-type="percentage" office:value="0.65837258072766047" table:style-name="ce39">
            <text:p>65,8%</text:p>
          </table:table-cell>
          <table:table-cell office:value-type="float" office:value="24073" table:style-name="ce38">
            <text:p>24.073</text:p>
          </table:table-cell>
          <table:table-cell office:value-type="percentage" office:value="0.11518016487801611" table:style-name="ce39">
            <text:p>11,5%</text:p>
          </table:table-cell>
          <table:table-cell office:value-type="float" office:value="17269" table:style-name="ce38">
            <text:p>17.269</text:p>
          </table:table-cell>
          <table:table-cell office:value-type="percentage" office:value="0.10025660675305374" table:style-name="ce39">
            <text:p>10,0%</text:p>
          </table:table-cell>
          <table:table-cell office:value-type="float" office:value="886" table:style-name="ce38">
            <text:p>886</text:p>
          </table:table-cell>
          <table:table-cell office:value-type="percentage" office:value="6.2440977067388329E-3" table:style-name="ce39">
            <text:p>0,6%</text:p>
          </table:table-cell>
          <table:table-cell office:value-type="float" office:value="705967" table:style-name="ce38">
            <text:p>705.967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538849753880701" table:style-name="ce39">
            <text:p>53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370" table:style-name="ce38">
            <text:p>42.370</text:p>
          </table:table-cell>
          <table:table-cell office:value-type="percentage" office:value="1" table:style-name="ce39">
            <text:p>100,0%</text:p>
          </table:table-cell>
          <table:table-cell office:value-type="float" office:value="55604" table:style-name="ce38">
            <text:p>55.604</text:p>
          </table:table-cell>
          <table:table-cell office:value-type="percentage" office:value="0.99663034126756522" table:style-name="ce39">
            <text:p>99,7%</text:p>
          </table:table-cell>
          <table:table-cell office:value-type="float" office:value="68972" table:style-name="ce38">
            <text:p>68.972</text:p>
          </table:table-cell>
          <table:table-cell office:value-type="percentage" office:value="0.93402307567304044" table:style-name="ce39">
            <text:p>93,4%</text:p>
          </table:table-cell>
          <table:table-cell office:value-type="float" office:value="86540" table:style-name="ce38">
            <text:p>86.540</text:p>
          </table:table-cell>
          <table:table-cell office:value-type="percentage" office:value="0.89498831364924403" table:style-name="ce39">
            <text:p>89,5%</text:p>
          </table:table-cell>
          <table:table-cell office:value-type="float" office:value="75955" table:style-name="ce38">
            <text:p>75.955</text:p>
          </table:table-cell>
          <table:table-cell office:value-type="percentage" office:value="0.70327401344419549" table:style-name="ce39">
            <text:p>70,3%</text:p>
          </table:table-cell>
          <table:table-cell office:value-type="float" office:value="11103" table:style-name="ce38">
            <text:p>11.103</text:p>
          </table:table-cell>
          <table:table-cell office:value-type="percentage" office:value="0.1364994283325752" table:style-name="ce39">
            <text:p>13,6%</text:p>
          </table:table-cell>
          <table:table-cell office:value-type="float" office:value="8714" table:style-name="ce38">
            <text:p>8.714</text:p>
          </table:table-cell>
          <table:table-cell office:value-type="percentage" office:value="0.12790817150322192" table:style-name="ce39">
            <text:p>12,8%</text:p>
          </table:table-cell>
          <table:table-cell office:value-type="float" office:value="438" table:style-name="ce38">
            <text:p>438</text:p>
          </table:table-cell>
          <table:table-cell office:value-type="percentage" office:value="7.7676101298148545E-3" table:style-name="ce39">
            <text:p>0,8%</text:p>
          </table:table-cell>
          <table:table-cell office:value-type="float" office:value="349696" table:style-name="ce38">
            <text:p>349.696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60151990009529477" table:style-name="ce39">
            <text:p>60,2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1901" table:style-name="ce38">
            <text:p>161.901</text:p>
          </table:table-cell>
          <table:table-cell office:value-type="percentage" office:value="1" table:style-name="ce39">
            <text:p>100,0%</text:p>
          </table:table-cell>
          <table:table-cell office:value-type="float" office:value="210140" table:style-name="ce38">
            <text:p>210.140</text:p>
          </table:table-cell>
          <table:table-cell office:value-type="percentage" office:value="0.98619773701080815" table:style-name="ce39">
            <text:p>98,6%</text:p>
          </table:table-cell>
          <table:table-cell office:value-type="float" office:value="266734" table:style-name="ce38">
            <text:p>266.734</text:p>
          </table:table-cell>
          <table:table-cell office:value-type="percentage" office:value="0.95221673645843374" table:style-name="ce39">
            <text:p>95,2%</text:p>
          </table:table-cell>
          <table:table-cell office:value-type="float" office:value="297378" table:style-name="ce38">
            <text:p>297.378</text:p>
          </table:table-cell>
          <table:table-cell office:value-type="percentage" office:value="0.8747003473764402" table:style-name="ce39">
            <text:p>87,5%</text:p>
          </table:table-cell>
          <table:table-cell office:value-type="float" office:value="174316" table:style-name="ce38">
            <text:p>174.316</text:p>
          </table:table-cell>
          <table:table-cell office:value-type="percentage" office:value="0.48135905868838247" table:style-name="ce39">
            <text:p>48,1%</text:p>
          </table:table-cell>
          <table:table-cell office:value-type="float" office:value="36416" table:style-name="ce38">
            <text:p>36.416</text:p>
          </table:table-cell>
          <table:table-cell office:value-type="percentage" office:value="0.13976963495469077" table:style-name="ce39">
            <text:p>14,0%</text:p>
          </table:table-cell>
          <table:table-cell office:value-type="float" office:value="28232" table:style-name="ce38">
            <text:p>28.232</text:p>
          </table:table-cell>
          <table:table-cell office:value-type="percentage" office:value="0.14008554387845226" table:style-name="ce39">
            <text:p>14,0%</text:p>
          </table:table-cell>
          <table:table-cell office:value-type="float" office:value="1473" table:style-name="ce38">
            <text:p>1.473</text:p>
          </table:table-cell>
          <table:table-cell office:value-type="percentage" office:value="8.73634390235223E-3" table:style-name="ce39">
            <text:p>0,9%</text:p>
          </table:table-cell>
          <table:table-cell office:value-type="float" office:value="1176590" table:style-name="ce38">
            <text:p>1.176.590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59305635292949443" table:style-name="ce39">
            <text:p>59,3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61" table:style-name="ce38">
            <text:p>2.361</text:p>
          </table:table-cell>
          <table:table-cell office:value-type="percentage" office:value="0.90633397312859887" table:style-name="ce39">
            <text:p>90,6%</text:p>
          </table:table-cell>
          <table:table-cell office:value-type="float" office:value="3782" table:style-name="ce38">
            <text:p>3.782</text:p>
          </table:table-cell>
          <table:table-cell office:value-type="percentage" office:value="0.87586845761926813" table:style-name="ce39">
            <text:p>87,6%</text:p>
          </table:table-cell>
          <table:table-cell office:value-type="float" office:value="7104" table:style-name="ce38">
            <text:p>7.104</text:p>
          </table:table-cell>
          <table:table-cell office:value-type="percentage" office:value="0.90416189385261547" table:style-name="ce39">
            <text:p>90,4%</text:p>
          </table:table-cell>
          <table:table-cell office:value-type="float" office:value="9526" table:style-name="ce38">
            <text:p>9.526</text:p>
          </table:table-cell>
          <table:table-cell office:value-type="percentage" office:value="0.82433367947386638" table:style-name="ce39">
            <text:p>82,4%</text:p>
          </table:table-cell>
          <table:table-cell office:value-type="float" office:value="9270" table:style-name="ce38">
            <text:p>9.270</text:p>
          </table:table-cell>
          <table:table-cell office:value-type="percentage" office:value="0.73327005220692931" table:style-name="ce39">
            <text:p>73,3%</text:p>
          </table:table-cell>
          <table:table-cell office:value-type="float" office:value="5888" table:style-name="ce38">
            <text:p>5.888</text:p>
          </table:table-cell>
          <table:table-cell office:value-type="percentage" office:value="0.49503951572221289" table:style-name="ce39">
            <text:p>49,5%</text:p>
          </table:table-cell>
          <table:table-cell office:value-type="float" office:value="1257" table:style-name="ce38">
            <text:p>1.257</text:p>
          </table:table-cell>
          <table:table-cell office:value-type="percentage" office:value="0.11461657700373849" table:style-name="ce39">
            <text:p>11,5%</text:p>
          </table:table-cell>
          <table:table-cell office:value-type="float" office:value="110" table:style-name="ce38">
            <text:p>110</text:p>
          </table:table-cell>
          <table:table-cell office:value-type="percentage" office:value="1.205347359193513E-2" table:style-name="ce39">
            <text:p>1,2%</text:p>
          </table:table-cell>
          <table:table-cell office:value-type="float" office:value="39298" table:style-name="ce38">
            <text:p>39.298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55376594095680964" table:style-name="ce39">
            <text:p>55,4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52" table:style-name="ce38">
            <text:p>1.952</text:p>
          </table:table-cell>
          <table:table-cell office:value-type="percentage" office:value="0.83099191145168161" table:style-name="ce39">
            <text:p>83,1%</text:p>
          </table:table-cell>
          <table:table-cell office:value-type="float" office:value="3186" table:style-name="ce38">
            <text:p>3.186</text:p>
          </table:table-cell>
          <table:table-cell office:value-type="percentage" office:value="0.85005336179295621" table:style-name="ce39">
            <text:p>85,0%</text:p>
          </table:table-cell>
          <table:table-cell office:value-type="float" office:value="6651" table:style-name="ce38">
            <text:p>6.651</text:p>
          </table:table-cell>
          <table:table-cell office:value-type="percentage" office:value="0.84975086239938669" table:style-name="ce39">
            <text:p>85,0%</text:p>
          </table:table-cell>
          <table:table-cell office:value-type="float" office:value="8813" table:style-name="ce38">
            <text:p>8.813</text:p>
          </table:table-cell>
          <table:table-cell office:value-type="percentage" office:value="0.77998052925037609" table:style-name="ce39">
            <text:p>78,0%</text:p>
          </table:table-cell>
          <table:table-cell office:value-type="float" office:value="8542" table:style-name="ce38">
            <text:p>8.542</text:p>
          </table:table-cell>
          <table:table-cell office:value-type="percentage" office:value="0.71171471421429766" table:style-name="ce39">
            <text:p>71,2%</text:p>
          </table:table-cell>
          <table:table-cell office:value-type="float" office:value="4524" table:style-name="ce38">
            <text:p>4.524</text:p>
          </table:table-cell>
          <table:table-cell office:value-type="percentage" office:value="0.37286738646666118" table:style-name="ce39">
            <text:p>37,3%</text:p>
          </table:table-cell>
          <table:table-cell office:value-type="float" office:value="898" table:style-name="ce38">
            <text:p>898</text:p>
          </table:table-cell>
          <table:table-cell office:value-type="percentage" office:value="7.4864526886202584E-2" table:style-name="ce39">
            <text:p>7,5%</text:p>
          </table:table-cell>
          <table:table-cell office:value-type="float" office:value="24" table:style-name="ce38">
            <text:p>24</text:p>
          </table:table-cell>
          <table:table-cell office:value-type="percentage" office:value="2.5067892208063504E-3" table:style-name="ce39">
            <text:p>0,3%</text:p>
          </table:table-cell>
          <table:table-cell office:value-type="float" office:value="34590" table:style-name="ce38">
            <text:p>34.590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48768452070438623" table:style-name="ce39">
            <text:p>48,8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31" table:style-name="ce38">
            <text:p>31</text:p>
          </table:table-cell>
          <table:table-cell office:value-type="string" table:style-name="ce39">
            <text:p>-</text:p>
          </table:table-cell>
          <table:table-cell office:value-type="float" office:value="15" table:style-name="ce38">
            <text:p>15</text:p>
          </table:table-cell>
          <table:table-cell office:value-type="string" table:style-name="ce39">
            <text:p>-</text:p>
          </table:table-cell>
          <table:table-cell office:value-type="float" office:value="3334" table:style-name="ce38">
            <text:p>3.334</text:p>
          </table:table-cell>
          <table:table-cell office:value-type="string" table:style-name="ce39">
            <text:p>-</text:p>
          </table:table-cell>
          <table:table-cell office:value-type="float" office:value="8939" table:style-name="ce38">
            <text:p>8.939</text:p>
          </table:table-cell>
          <table:table-cell office:value-type="string" table:style-name="ce39">
            <text:p>-</text:p>
          </table:table-cell>
          <table:table-cell office:value-type="float" office:value="19505" table:style-name="ce38">
            <text:p>19.505</text:p>
          </table:table-cell>
          <table:table-cell office:value-type="string" table:style-name="ce39">
            <text:p>-</text:p>
          </table:table-cell>
          <table:table-cell office:value-type="float" office:value="26584" table:style-name="ce38">
            <text:p>26.584</text:p>
          </table:table-cell>
          <table:table-cell office:value-type="string" table:style-name="ce39">
            <text:p>-</text:p>
          </table:table-cell>
          <table:table-cell office:value-type="float" office:value="20367" table:style-name="ce38">
            <text:p>20.367</text:p>
          </table:table-cell>
          <table:table-cell office:value-type="string" table:style-name="ce39">
            <text:p>-</text:p>
          </table:table-cell>
          <table:table-cell office:value-type="float" office:value="805" table:style-name="ce38">
            <text:p>805</text:p>
          </table:table-cell>
          <table:table-cell office:value-type="string" table:style-name="ce39">
            <text:p>-</text:p>
          </table:table-cell>
          <table:table-cell office:value-type="float" office:value="79580" table:style-name="ce38">
            <text:p>79.580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1" table:style-name="ce38">
            <text:p>1</text:p>
          </table:table-cell>
          <table:table-cell office:value-type="string" table:style-name="ce39">
            <text:p>-</text:p>
          </table:table-cell>
          <table:table-cell office:value-type="float" office:value="0" table:style-name="ce38">
            <text:p>0</text:p>
          </table:table-cell>
          <table:table-cell office:value-type="string" table:style-name="ce39">
            <text:p>-</text:p>
          </table:table-cell>
          <table:table-cell office:value-type="float" office:value="11" table:style-name="ce38">
            <text:p>11</text:p>
          </table:table-cell>
          <table:table-cell office:value-type="string" table:style-name="ce39">
            <text:p>-</text:p>
          </table:table-cell>
          <table:table-cell office:value-type="float" office:value="56" table:style-name="ce38">
            <text:p>56</text:p>
          </table:table-cell>
          <table:table-cell office:value-type="string" table:style-name="ce39">
            <text:p>-</text:p>
          </table:table-cell>
          <table:table-cell office:value-type="float" office:value="210" table:style-name="ce38">
            <text:p>210</text:p>
          </table:table-cell>
          <table:table-cell office:value-type="string" table:style-name="ce39">
            <text:p>-</text:p>
          </table:table-cell>
          <table:table-cell office:value-type="float" office:value="196" table:style-name="ce38">
            <text:p>196</text:p>
          </table:table-cell>
          <table:table-cell office:value-type="string" table:style-name="ce39">
            <text:p>-</text:p>
          </table:table-cell>
          <table:table-cell office:value-type="float" office:value="170" table:style-name="ce38">
            <text:p>170</text:p>
          </table:table-cell>
          <table:table-cell office:value-type="string" table:style-name="ce39">
            <text:p>-</text:p>
          </table:table-cell>
          <table:table-cell office:value-type="float" office:value="11" table:style-name="ce38">
            <text:p>11</text:p>
          </table:table-cell>
          <table:table-cell office:value-type="string" table:style-name="ce39">
            <text:p>-</text:p>
          </table:table-cell>
          <table:table-cell office:value-type="float" office:value="655" table:style-name="ce38">
            <text:p>655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25" table:style-name="ce21"/>
          <table:table-cell table:number-columns-repeated="16339" table:style-name="ce41"/>
        </table:table-row>
        <table:table-row table:style-name="ro8">
          <table:table-cell office:value-type="string" table:style-name="ce42">
            <text:p>Total España</text:p>
          </table:table-cell>
          <table:table-cell office:value-type="float" office:value="2914323" table:style-name="ce43">
            <text:p>2.914.323</text:p>
          </table:table-cell>
          <table:table-cell office:value-type="percentage" office:value="1" table:style-name="ce44">
            <text:p>100,0%</text:p>
          </table:table-cell>
          <table:table-cell office:value-type="float" office:value="3889346" table:style-name="ce43">
            <text:p>3.889.346</text:p>
          </table:table-cell>
          <table:table-cell office:value-type="percentage" office:value="0.98214692004762572" table:style-name="ce44">
            <text:p>98,2%</text:p>
          </table:table-cell>
          <table:table-cell office:value-type="float" office:value="4973705" table:style-name="ce43">
            <text:p>4.973.705</text:p>
          </table:table-cell>
          <table:table-cell office:value-type="percentage" office:value="0.93193143096122044" table:style-name="ce44">
            <text:p>93,2%</text:p>
          </table:table-cell>
          <table:table-cell office:value-type="float" office:value="6067848" table:style-name="ce43">
            <text:p>6.067.848</text:p>
          </table:table-cell>
          <table:table-cell office:value-type="percentage" office:value="0.86273055658320563" table:style-name="ce44">
            <text:p>86,3%</text:p>
          </table:table-cell>
          <table:table-cell office:value-type="float" office:value="4311716" table:style-name="ce43">
            <text:p>4.311.716</text:p>
          </table:table-cell>
          <table:table-cell office:value-type="percentage" office:value="0.54635829855962004" table:style-name="ce44">
            <text:p>54,6%</text:p>
          </table:table-cell>
          <table:table-cell office:value-type="float" office:value="1007386" table:style-name="ce43">
            <text:p>1.007.386</text:p>
          </table:table-cell>
          <table:table-cell office:value-type="percentage" office:value="0.16168873827262858" table:style-name="ce44">
            <text:p>16,2%</text:p>
          </table:table-cell>
          <table:table-cell office:value-type="float" office:value="576664" table:style-name="ce43">
            <text:p>576.664</text:p>
          </table:table-cell>
          <table:table-cell office:value-type="percentage" office:value="0.11662406161014756" table:style-name="ce44">
            <text:p>11,7%</text:p>
          </table:table-cell>
          <table:table-cell office:value-type="float" office:value="31041" table:style-name="ce43">
            <text:p>31.041</text:p>
          </table:table-cell>
          <table:table-cell office:value-type="percentage" office:value="7.9823878811505992E-3" table:style-name="ce44">
            <text:p>0,8%</text:p>
          </table:table-cell>
          <table:table-cell office:value-type="float" office:value="23772029" table:style-name="ce43">
            <text:p>23.772.029</text:p>
          </table:table-cell>
          <table:table-cell office:value-type="float" office:value="42119827" table:style-name="ce43">
            <text:p>42.119.827</text:p>
          </table:table-cell>
          <table:table-cell office:value-type="percentage" office:value="0.56439047102448925" table:style-name="ce44">
            <text:p>56,4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5"/>
          <table:table-cell table:style-name="ce21"/>
          <table:table-cell table:style-name="ce45"/>
          <table:table-cell table:style-name="ce41"/>
          <table:table-cell table:style-name="ce45"/>
          <table:table-cell table:style-name="ce21"/>
          <table:table-cell table:style-name="ce45"/>
          <table:table-cell table:number-columns-repeated="2" table:style-name="ce21"/>
          <table:table-cell table:style-name="ce45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41"/>
        <table:table-column table:style-name="co4" table:default-cell-style-name="ce45"/>
        <table:table-column table:style-name="co4" table:default-cell-style-name="ce21"/>
        <table:table-column table:style-name="co4" table:default-cell-style-name="ce45"/>
        <table:table-column table:style-name="co4" table:number-columns-repeated="2" table:default-cell-style-name="ce21"/>
        <table:table-column table:style-name="co4" table:default-cell-style-name="ce45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2963" table:style-name="ce35">
            <text:p>422.963</text:p>
          </table:table-cell>
          <table:table-cell office:value-type="percentage" office:value="1" table:style-name="ce36">
            <text:p>100,0%</text:p>
          </table:table-cell>
          <table:table-cell office:value-type="float" office:value="632870" table:style-name="ce35">
            <text:p>632.870</text:p>
          </table:table-cell>
          <table:table-cell office:value-type="percentage" office:value="0.97307578173409126" table:style-name="ce36">
            <text:p>97,3%</text:p>
          </table:table-cell>
          <table:table-cell office:value-type="float" office:value="275761" table:style-name="ce35">
            <text:p>275.761</text:p>
          </table:table-cell>
          <table:table-cell office:value-type="percentage" office:value="0.30100082192049965" table:style-name="ce36">
            <text:p>30,1%</text:p>
          </table:table-cell>
          <table:table-cell office:value-type="float" office:value="792369" table:style-name="ce35">
            <text:p>792.369</text:p>
          </table:table-cell>
          <table:table-cell office:value-type="percentage" office:value="0.62636825791824802" table:style-name="ce36">
            <text:p>62,6%</text:p>
          </table:table-cell>
          <table:table-cell office:value-type="float" office:value="196488" table:style-name="ce35">
            <text:p>196.488</text:p>
          </table:table-cell>
          <table:table-cell office:value-type="percentage" office:value="0.14185691574845102" table:style-name="ce36">
            <text:p>14,2%</text:p>
          </table:table-cell>
          <table:table-cell office:value-type="float" office:value="127724" table:style-name="ce35">
            <text:p>127.724</text:p>
          </table:table-cell>
          <table:table-cell office:value-type="percentage" office:value="0.11201727390487951" table:style-name="ce36">
            <text:p>11,2%</text:p>
          </table:table-cell>
          <table:table-cell office:value-type="float" office:value="83432" table:style-name="ce35">
            <text:p>83.432</text:p>
          </table:table-cell>
          <table:table-cell office:value-type="percentage" office:value="8.9840115778229562E-2" table:style-name="ce36">
            <text:p>9,0%</text:p>
          </table:table-cell>
          <table:table-cell office:value-type="float" office:value="3613" table:style-name="ce35">
            <text:p>3.613</text:p>
          </table:table-cell>
          <table:table-cell office:value-type="percentage" office:value="4.7987334425101643E-3" table:style-name="ce36">
            <text:p>0,5%</text:p>
          </table:table-cell>
          <table:table-cell office:value-type="float" office:value="2535220" table:style-name="ce35">
            <text:p>2.535.220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34020779726179973" table:style-name="ce36">
            <text:p>34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8782" table:style-name="ce38">
            <text:p>98.782</text:p>
          </table:table-cell>
          <table:table-cell office:value-type="percentage" office:value="0.99974698148916574" table:style-name="ce39">
            <text:p>100,0%</text:p>
          </table:table-cell>
          <table:table-cell office:value-type="float" office:value="115952" table:style-name="ce38">
            <text:p>115.952</text:p>
          </table:table-cell>
          <table:table-cell office:value-type="percentage" office:value="0.97475515951410197" table:style-name="ce39">
            <text:p>97,5%</text:p>
          </table:table-cell>
          <table:table-cell office:value-type="float" office:value="49443" table:style-name="ce38">
            <text:p>49.443</text:p>
          </table:table-cell>
          <table:table-cell office:value-type="percentage" office:value="0.31619843061515535" table:style-name="ce39">
            <text:p>31,6%</text:p>
          </table:table-cell>
          <table:table-cell office:value-type="float" office:value="116259" table:style-name="ce38">
            <text:p>116.259</text:p>
          </table:table-cell>
          <table:table-cell office:value-type="percentage" office:value="0.58637890510728008" table:style-name="ce39">
            <text:p>58,6%</text:p>
          </table:table-cell>
          <table:table-cell office:value-type="float" office:value="42534" table:style-name="ce38">
            <text:p>42.534</text:p>
          </table:table-cell>
          <table:table-cell office:value-type="percentage" office:value="0.19788502067990119" table:style-name="ce39">
            <text:p>19,8%</text:p>
          </table:table-cell>
          <table:table-cell office:value-type="float" office:value="21062" table:style-name="ce38">
            <text:p>21.062</text:p>
          </table:table-cell>
          <table:table-cell office:value-type="percentage" office:value="0.12820325529868642" table:style-name="ce39">
            <text:p>12,8%</text:p>
          </table:table-cell>
          <table:table-cell office:value-type="float" office:value="14198" table:style-name="ce38">
            <text:p>14.198</text:p>
          </table:table-cell>
          <table:table-cell office:value-type="percentage" office:value="0.10887953313241464" table:style-name="ce39">
            <text:p>10,9%</text:p>
          </table:table-cell>
          <table:table-cell office:value-type="float" office:value="1051" table:style-name="ce38">
            <text:p>1.051</text:p>
          </table:table-cell>
          <table:table-cell office:value-type="percentage" office:value="1.0193096625900747E-2" table:style-name="ce39">
            <text:p>1,0%</text:p>
          </table:table-cell>
          <table:table-cell office:value-type="float" office:value="459281" table:style-name="ce38">
            <text:p>459.281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3875350804212857" table:style-name="ce39">
            <text:p>38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103" table:style-name="ce38">
            <text:p>87.103</text:p>
          </table:table-cell>
          <table:table-cell office:value-type="percentage" office:value="0.99176781363149868" table:style-name="ce39">
            <text:p>99,2%</text:p>
          </table:table-cell>
          <table:table-cell office:value-type="float" office:value="111544" table:style-name="ce38">
            <text:p>111.544</text:p>
          </table:table-cell>
          <table:table-cell office:value-type="percentage" office:value="1" table:style-name="ce39">
            <text:p>100,0%</text:p>
          </table:table-cell>
          <table:table-cell office:value-type="float" office:value="38322" table:style-name="ce38">
            <text:p>38.322</text:p>
          </table:table-cell>
          <table:table-cell office:value-type="percentage" office:value="0.25607409189319219" table:style-name="ce39">
            <text:p>25,6%</text:p>
          </table:table-cell>
          <table:table-cell office:value-type="float" office:value="109422" table:style-name="ce38">
            <text:p>109.422</text:p>
          </table:table-cell>
          <table:table-cell office:value-type="percentage" office:value="0.67276583971225679" table:style-name="ce39">
            <text:p>67,3%</text:p>
          </table:table-cell>
          <table:table-cell office:value-type="float" office:value="37389" table:style-name="ce38">
            <text:p>37.389</text:p>
          </table:table-cell>
          <table:table-cell office:value-type="percentage" office:value="0.22389561239093855" table:style-name="ce39">
            <text:p>22,4%</text:p>
          </table:table-cell>
          <table:table-cell office:value-type="float" office:value="15210" table:style-name="ce38">
            <text:p>15.210</text:p>
          </table:table-cell>
          <table:table-cell office:value-type="percentage" office:value="0.13289530017212606" table:style-name="ce39">
            <text:p>13,3%</text:p>
          </table:table-cell>
          <table:table-cell office:value-type="float" office:value="9551" table:style-name="ce38">
            <text:p>9.551</text:p>
          </table:table-cell>
          <table:table-cell office:value-type="percentage" office:value="0.12072910214761537" table:style-name="ce39">
            <text:p>12,1%</text:p>
          </table:table-cell>
          <table:table-cell office:value-type="float" office:value="498" table:style-name="ce38">
            <text:p>498</text:p>
          </table:table-cell>
          <table:table-cell office:value-type="percentage" office:value="7.78125E-3" table:style-name="ce39">
            <text:p>0,8%</text:p>
          </table:table-cell>
          <table:table-cell office:value-type="float" office:value="409039" table:style-name="ce38">
            <text:p>409.039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43797748646307472" table:style-name="ce39">
            <text:p>43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49826" table:style-name="ce38">
            <text:p>49.826</text:p>
          </table:table-cell>
          <table:table-cell office:value-type="percentage" office:value="1" table:style-name="ce39">
            <text:p>100,0%</text:p>
          </table:table-cell>
          <table:table-cell office:value-type="float" office:value="75991" table:style-name="ce38">
            <text:p>75.991</text:p>
          </table:table-cell>
          <table:table-cell office:value-type="percentage" office:value="0.94379999006408666" table:style-name="ce39">
            <text:p>94,4%</text:p>
          </table:table-cell>
          <table:table-cell office:value-type="float" office:value="22398" table:style-name="ce38">
            <text:p>22.398</text:p>
          </table:table-cell>
          <table:table-cell office:value-type="percentage" office:value="0.19105867901834839" table:style-name="ce39">
            <text:p>19,1%</text:p>
          </table:table-cell>
          <table:table-cell office:value-type="float" office:value="112511" table:style-name="ce38">
            <text:p>112.511</text:p>
          </table:table-cell>
          <table:table-cell office:value-type="percentage" office:value="0.67860697117559421" table:style-name="ce39">
            <text:p>67,9%</text:p>
          </table:table-cell>
          <table:table-cell office:value-type="float" office:value="44634" table:style-name="ce38">
            <text:p>44.634</text:p>
          </table:table-cell>
          <table:table-cell office:value-type="percentage" office:value="0.21648914498574007" table:style-name="ce39">
            <text:p>21,6%</text:p>
          </table:table-cell>
          <table:table-cell office:value-type="float" office:value="18686" table:style-name="ce38">
            <text:p>18.686</text:p>
          </table:table-cell>
          <table:table-cell office:value-type="percentage" office:value="0.10256494700500035" table:style-name="ce39">
            <text:p>10,3%</text:p>
          </table:table-cell>
          <table:table-cell office:value-type="float" office:value="10816" table:style-name="ce38">
            <text:p>10.816</text:p>
          </table:table-cell>
          <table:table-cell office:value-type="percentage" office:value="7.8409766423569324E-2" table:style-name="ce39">
            <text:p>7,8%</text:p>
          </table:table-cell>
          <table:table-cell office:value-type="float" office:value="474" table:style-name="ce38">
            <text:p>474</text:p>
          </table:table-cell>
          <table:table-cell office:value-type="percentage" office:value="4.9643904482614158E-3" table:style-name="ce39">
            <text:p>0,5%</text:p>
          </table:table-cell>
          <table:table-cell office:value-type="float" office:value="335336" table:style-name="ce38">
            <text:p>335.336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32403777490247537" table:style-name="ce39">
            <text:p>32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88544" table:style-name="ce38">
            <text:p>88.544</text:p>
          </table:table-cell>
          <table:table-cell office:value-type="percentage" office:value="0.98124916884613678" table:style-name="ce39">
            <text:p>98,1%</text:p>
          </table:table-cell>
          <table:table-cell office:value-type="float" office:value="142725" table:style-name="ce38">
            <text:p>142.725</text:p>
          </table:table-cell>
          <table:table-cell office:value-type="percentage" office:value="0.92360108974898236" table:style-name="ce39">
            <text:p>92,4%</text:p>
          </table:table-cell>
          <table:table-cell office:value-type="float" office:value="76960" table:style-name="ce38">
            <text:p>76.960</text:p>
          </table:table-cell>
          <table:table-cell office:value-type="percentage" office:value="0.32736120327361201" table:style-name="ce39">
            <text:p>32,7%</text:p>
          </table:table-cell>
          <table:table-cell office:value-type="float" office:value="203842" table:style-name="ce38">
            <text:p>203.842</text:p>
          </table:table-cell>
          <table:table-cell office:value-type="percentage" office:value="0.58155498242570869" table:style-name="ce39">
            <text:p>58,2%</text:p>
          </table:table-cell>
          <table:table-cell office:value-type="float" office:value="87272" table:style-name="ce38">
            <text:p>87.272</text:p>
          </table:table-cell>
          <table:table-cell office:value-type="percentage" office:value="0.22497190171270662" table:style-name="ce39">
            <text:p>22,5%</text:p>
          </table:table-cell>
          <table:table-cell office:value-type="float" office:value="29235" table:style-name="ce38">
            <text:p>29.235</text:p>
          </table:table-cell>
          <table:table-cell office:value-type="percentage" office:value="9.4023168904011786E-2" table:style-name="ce39">
            <text:p>9,4%</text:p>
          </table:table-cell>
          <table:table-cell office:value-type="float" office:value="17739" table:style-name="ce38">
            <text:p>17.739</text:p>
          </table:table-cell>
          <table:table-cell office:value-type="percentage" office:value="7.0463320463320461E-2" table:style-name="ce39">
            <text:p>7,0%</text:p>
          </table:table-cell>
          <table:table-cell office:value-type="float" office:value="621" table:style-name="ce38">
            <text:p>621</text:p>
          </table:table-cell>
          <table:table-cell office:value-type="percentage" office:value="3.4538952262829748E-3" table:style-name="ce39">
            <text:p>0,3%</text:p>
          </table:table-cell>
          <table:table-cell office:value-type="float" office:value="646938" table:style-name="ce38">
            <text:p>646.938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32994011548500746" table:style-name="ce39">
            <text:p>33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586" table:style-name="ce38">
            <text:p>41.586</text:p>
          </table:table-cell>
          <table:table-cell office:value-type="percentage" office:value="1" table:style-name="ce39">
            <text:p>100,0%</text:p>
          </table:table-cell>
          <table:table-cell office:value-type="float" office:value="54981" table:style-name="ce38">
            <text:p>54.981</text:p>
          </table:table-cell>
          <table:table-cell office:value-type="percentage" office:value="1" table:style-name="ce39">
            <text:p>100,0%</text:p>
          </table:table-cell>
          <table:table-cell office:value-type="float" office:value="27807" table:style-name="ce38">
            <text:p>27.807</text:p>
          </table:table-cell>
          <table:table-cell office:value-type="percentage" office:value="0.35951903807615232" table:style-name="ce39">
            <text:p>36,0%</text:p>
          </table:table-cell>
          <table:table-cell office:value-type="float" office:value="42759" table:style-name="ce38">
            <text:p>42.759</text:p>
          </table:table-cell>
          <table:table-cell office:value-type="percentage" office:value="0.47529011604641858" table:style-name="ce39">
            <text:p>47,5%</text:p>
          </table:table-cell>
          <table:table-cell office:value-type="float" office:value="11574" table:style-name="ce38">
            <text:p>11.574</text:p>
          </table:table-cell>
          <table:table-cell office:value-type="percentage" office:value="0.11838108193803762" table:style-name="ce39">
            <text:p>11,8%</text:p>
          </table:table-cell>
          <table:table-cell office:value-type="float" office:value="6130" table:style-name="ce38">
            <text:p>6.130</text:p>
          </table:table-cell>
          <table:table-cell office:value-type="percentage" office:value="8.6983667503866727E-2" table:style-name="ce39">
            <text:p>8,7%</text:p>
          </table:table-cell>
          <table:table-cell office:value-type="float" office:value="3746" table:style-name="ce38">
            <text:p>3.746</text:p>
          </table:table-cell>
          <table:table-cell office:value-type="percentage" office:value="7.4170874170874174E-2" table:style-name="ce39">
            <text:p>7,4%</text:p>
          </table:table-cell>
          <table:table-cell office:value-type="float" office:value="87" table:style-name="ce38">
            <text:p>87</text:p>
          </table:table-cell>
          <table:table-cell office:value-type="percentage" office:value="1.9789368332461389E-3" table:style-name="ce39">
            <text:p>0,2%</text:p>
          </table:table-cell>
          <table:table-cell office:value-type="float" office:value="188670" table:style-name="ce38">
            <text:p>188.670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35997000726923056" table:style-name="ce39">
            <text:p>36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5236" table:style-name="ce38">
            <text:p>225.236</text:p>
          </table:table-cell>
          <table:table-cell office:value-type="percentage" office:value="1" table:style-name="ce39">
            <text:p>100,0%</text:p>
          </table:table-cell>
          <table:table-cell office:value-type="float" office:value="246019" table:style-name="ce38">
            <text:p>246.019</text:p>
          </table:table-cell>
          <table:table-cell office:value-type="percentage" office:value="1" table:style-name="ce39">
            <text:p>100,0%</text:p>
          </table:table-cell>
          <table:table-cell office:value-type="float" office:value="128147" table:style-name="ce38">
            <text:p>128.147</text:p>
          </table:table-cell>
          <table:table-cell office:value-type="percentage" office:value="0.40225064741426664" table:style-name="ce39">
            <text:p>40,2%</text:p>
          </table:table-cell>
          <table:table-cell office:value-type="float" office:value="174700" table:style-name="ce38">
            <text:p>174.700</text:p>
          </table:table-cell>
          <table:table-cell office:value-type="percentage" office:value="0.45831966944316915" table:style-name="ce39">
            <text:p>45,8%</text:p>
          </table:table-cell>
          <table:table-cell office:value-type="float" office:value="58035" table:style-name="ce38">
            <text:p>58.035</text:p>
          </table:table-cell>
          <table:table-cell office:value-type="percentage" office:value="0.15974181472867149" table:style-name="ce39">
            <text:p>16,0%</text:p>
          </table:table-cell>
          <table:table-cell office:value-type="float" office:value="31352" table:style-name="ce38">
            <text:p>31.352</text:p>
          </table:table-cell>
          <table:table-cell office:value-type="percentage" office:value="0.11707987437589391" table:style-name="ce39">
            <text:p>11,7%</text:p>
          </table:table-cell>
          <table:table-cell office:value-type="float" office:value="20489" table:style-name="ce38">
            <text:p>20.489</text:p>
          </table:table-cell>
          <table:table-cell office:value-type="percentage" office:value="9.710150422262874E-2" table:style-name="ce39">
            <text:p>9,7%</text:p>
          </table:table-cell>
          <table:table-cell office:value-type="float" office:value="753" table:style-name="ce38">
            <text:p>753</text:p>
          </table:table-cell>
          <table:table-cell office:value-type="percentage" office:value="4.5541967558152194E-3" table:style-name="ce39">
            <text:p>0,5%</text:p>
          </table:table-cell>
          <table:table-cell office:value-type="float" office:value="884731" table:style-name="ce38">
            <text:p>884.731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40653866990648607" table:style-name="ce39">
            <text:p>40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057" table:style-name="ce38">
            <text:p>135.057</text:p>
          </table:table-cell>
          <table:table-cell office:value-type="percentage" office:value="0.99898664141899784" table:style-name="ce39">
            <text:p>99,9%</text:p>
          </table:table-cell>
          <table:table-cell office:value-type="float" office:value="155042" table:style-name="ce38">
            <text:p>155.042</text:p>
          </table:table-cell>
          <table:table-cell office:value-type="percentage" office:value="0.97448790391009488" table:style-name="ce39">
            <text:p>97,4%</text:p>
          </table:table-cell>
          <table:table-cell office:value-type="float" office:value="60534" table:style-name="ce38">
            <text:p>60.534</text:p>
          </table:table-cell>
          <table:table-cell office:value-type="percentage" office:value="0.27711450074160882" table:style-name="ce39">
            <text:p>27,7%</text:p>
          </table:table-cell>
          <table:table-cell office:value-type="float" office:value="200129" table:style-name="ce38">
            <text:p>200.129</text:p>
          </table:table-cell>
          <table:table-cell office:value-type="percentage" office:value="0.65087258275388804" table:style-name="ce39">
            <text:p>65,1%</text:p>
          </table:table-cell>
          <table:table-cell office:value-type="float" office:value="61101" table:style-name="ce38">
            <text:p>61.101</text:p>
          </table:table-cell>
          <table:table-cell office:value-type="percentage" office:value="0.18481571664070418" table:style-name="ce39">
            <text:p>18,5%</text:p>
          </table:table-cell>
          <table:table-cell office:value-type="float" office:value="22615" table:style-name="ce38">
            <text:p>22.615</text:p>
          </table:table-cell>
          <table:table-cell office:value-type="percentage" office:value="8.5050451107743105E-2" table:style-name="ce39">
            <text:p>8,5%</text:p>
          </table:table-cell>
          <table:table-cell office:value-type="float" office:value="14971" table:style-name="ce38">
            <text:p>14.971</text:p>
          </table:table-cell>
          <table:table-cell office:value-type="percentage" office:value="6.8646286607761051E-2" table:style-name="ce39">
            <text:p>6,9%</text:p>
          </table:table-cell>
          <table:table-cell office:value-type="float" office:value="577" table:style-name="ce38">
            <text:p>577</text:p>
          </table:table-cell>
          <table:table-cell office:value-type="percentage" office:value="3.3166256638999378E-3" table:style-name="ce39">
            <text:p>0,3%</text:p>
          </table:table-cell>
          <table:table-cell office:value-type="float" office:value="650026" table:style-name="ce38">
            <text:p>650.026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3593718210687401" table:style-name="ce39">
            <text:p>35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46394" table:style-name="ce38">
            <text:p>446.394</text:p>
          </table:table-cell>
          <table:table-cell office:value-type="percentage" office:value="0.99820660292131413" table:style-name="ce39">
            <text:p>99,8%</text:p>
          </table:table-cell>
          <table:table-cell office:value-type="float" office:value="595075" table:style-name="ce38">
            <text:p>595.075</text:p>
          </table:table-cell>
          <table:table-cell office:value-type="percentage" office:value="0.9366952519471361" table:style-name="ce39">
            <text:p>93,7%</text:p>
          </table:table-cell>
          <table:table-cell office:value-type="float" office:value="252901" table:style-name="ce38">
            <text:p>252.901</text:p>
          </table:table-cell>
          <table:table-cell office:value-type="percentage" office:value="0.30194105904601809" table:style-name="ce39">
            <text:p>30,2%</text:p>
          </table:table-cell>
          <table:table-cell office:value-type="float" office:value="633282" table:style-name="ce38">
            <text:p>633.282</text:p>
          </table:table-cell>
          <table:table-cell office:value-type="percentage" office:value="0.58004543039806555" table:style-name="ce39">
            <text:p>58,0%</text:p>
          </table:table-cell>
          <table:table-cell office:value-type="float" office:value="211241" table:style-name="ce38">
            <text:p>211.241</text:p>
          </table:table-cell>
          <table:table-cell office:value-type="percentage" office:value="0.16042543981226576" table:style-name="ce39">
            <text:p>16,0%</text:p>
          </table:table-cell>
          <table:table-cell office:value-type="float" office:value="112234" table:style-name="ce38">
            <text:p>112.234</text:p>
          </table:table-cell>
          <table:table-cell office:value-type="percentage" office:value="0.10743673491267905" table:style-name="ce39">
            <text:p>10,7%</text:p>
          </table:table-cell>
          <table:table-cell office:value-type="float" office:value="87559" table:style-name="ce38">
            <text:p>87.559</text:p>
          </table:table-cell>
          <table:table-cell office:value-type="percentage" office:value="0.10436923003570002" table:style-name="ce39">
            <text:p>10,4%</text:p>
          </table:table-cell>
          <table:table-cell office:value-type="float" office:value="6110" table:style-name="ce38">
            <text:p>6.110</text:p>
          </table:table-cell>
          <table:table-cell office:value-type="percentage" office:value="9.3116680839909413E-3" table:style-name="ce39">
            <text:p>0,9%</text:p>
          </table:table-cell>
          <table:table-cell office:value-type="float" office:value="2344796" table:style-name="ce38">
            <text:p>2.344.796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34139095795794044" table:style-name="ce39">
            <text:p>34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89430" table:style-name="ce38">
            <text:p>289.430</text:p>
          </table:table-cell>
          <table:table-cell office:value-type="percentage" office:value="1" table:style-name="ce39">
            <text:p>100,0%</text:p>
          </table:table-cell>
          <table:table-cell office:value-type="float" office:value="417146" table:style-name="ce38">
            <text:p>417.146</text:p>
          </table:table-cell>
          <table:table-cell office:value-type="percentage" office:value="0.95268828991782795" table:style-name="ce39">
            <text:p>95,3%</text:p>
          </table:table-cell>
          <table:table-cell office:value-type="float" office:value="218376" table:style-name="ce38">
            <text:p>218.376</text:p>
          </table:table-cell>
          <table:table-cell office:value-type="percentage" office:value="0.37603835186180107" table:style-name="ce39">
            <text:p>37,6%</text:p>
          </table:table-cell>
          <table:table-cell office:value-type="float" office:value="361557" table:style-name="ce38">
            <text:p>361.557</text:p>
          </table:table-cell>
          <table:table-cell office:value-type="percentage" office:value="0.48058043369035564" table:style-name="ce39">
            <text:p>48,1%</text:p>
          </table:table-cell>
          <table:table-cell office:value-type="float" office:value="100071" table:style-name="ce38">
            <text:p>100.071</text:p>
          </table:table-cell>
          <table:table-cell office:value-type="percentage" office:value="0.11751104994433928" table:style-name="ce39">
            <text:p>11,8%</text:p>
          </table:table-cell>
          <table:table-cell office:value-type="float" office:value="46951" table:style-name="ce38">
            <text:p>46.951</text:p>
          </table:table-cell>
          <table:table-cell office:value-type="percentage" office:value="7.2370479638818111E-2" table:style-name="ce39">
            <text:p>7,2%</text:p>
          </table:table-cell>
          <table:table-cell office:value-type="float" office:value="30245" table:style-name="ce38">
            <text:p>30.245</text:p>
          </table:table-cell>
          <table:table-cell office:value-type="percentage" office:value="5.8600031775186683E-2" table:style-name="ce39">
            <text:p>5,9%</text:p>
          </table:table-cell>
          <table:table-cell office:value-type="float" office:value="1237" table:style-name="ce38">
            <text:p>1.237</text:p>
          </table:table-cell>
          <table:table-cell office:value-type="percentage" office:value="2.9138037033809073E-3" table:style-name="ce39">
            <text:p>0,3%</text:p>
          </table:table-cell>
          <table:table-cell office:value-type="float" office:value="1465013" table:style-name="ce38">
            <text:p>1.465.013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32639554020656086" table:style-name="ce39">
            <text:p>32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6594" table:style-name="ce38">
            <text:p>76.594</text:p>
          </table:table-cell>
          <table:table-cell office:value-type="percentage" office:value="1" table:style-name="ce39">
            <text:p>100,0%</text:p>
          </table:table-cell>
          <table:table-cell office:value-type="float" office:value="90818" table:style-name="ce38">
            <text:p>90.818</text:p>
          </table:table-cell>
          <table:table-cell office:value-type="percentage" office:value="0.98848447908049986" table:style-name="ce39">
            <text:p>98,8%</text:p>
          </table:table-cell>
          <table:table-cell office:value-type="float" office:value="63243" table:style-name="ce38">
            <text:p>63.243</text:p>
          </table:table-cell>
          <table:table-cell office:value-type="percentage" office:value="0.50474472652976532" table:style-name="ce39">
            <text:p>50,5%</text:p>
          </table:table-cell>
          <table:table-cell office:value-type="float" office:value="105340" table:style-name="ce38">
            <text:p>105.340</text:p>
          </table:table-cell>
          <table:table-cell office:value-type="percentage" office:value="0.62251796520423597" table:style-name="ce39">
            <text:p>62,3%</text:p>
          </table:table-cell>
          <table:table-cell office:value-type="float" office:value="33989" table:style-name="ce38">
            <text:p>33.989</text:p>
          </table:table-cell>
          <table:table-cell office:value-type="percentage" office:value="0.21310519517975599" table:style-name="ce39">
            <text:p>21,3%</text:p>
          </table:table-cell>
          <table:table-cell office:value-type="float" office:value="14466" table:style-name="ce38">
            <text:p>14.466</text:p>
          </table:table-cell>
          <table:table-cell office:value-type="percentage" office:value="0.10837659856606657" table:style-name="ce39">
            <text:p>10,8%</text:p>
          </table:table-cell>
          <table:table-cell office:value-type="float" office:value="7378" table:style-name="ce38">
            <text:p>7.378</text:p>
          </table:table-cell>
          <table:table-cell office:value-type="percentage" office:value="6.5107659724673486E-2" table:style-name="ce39">
            <text:p>6,5%</text:p>
          </table:table-cell>
          <table:table-cell office:value-type="float" office:value="262" table:style-name="ce38">
            <text:p>262</text:p>
          </table:table-cell>
          <table:table-cell office:value-type="percentage" office:value="3.0914454277286138E-3" table:style-name="ce39">
            <text:p>0,3%</text:p>
          </table:table-cell>
          <table:table-cell office:value-type="float" office:value="392090" table:style-name="ce38">
            <text:p>392.090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41123849819128061" table:style-name="ce39">
            <text:p>41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38663" table:style-name="ce38">
            <text:p>238.663</text:p>
          </table:table-cell>
          <table:table-cell office:value-type="percentage" office:value="1" table:style-name="ce39">
            <text:p>100,0%</text:p>
          </table:table-cell>
          <table:table-cell office:value-type="float" office:value="285494" table:style-name="ce38">
            <text:p>285.494</text:p>
          </table:table-cell>
          <table:table-cell office:value-type="percentage" office:value="0.98527067041226934" table:style-name="ce39">
            <text:p>98,5%</text:p>
          </table:table-cell>
          <table:table-cell office:value-type="float" office:value="158594" table:style-name="ce38">
            <text:p>158.594</text:p>
          </table:table-cell>
          <table:table-cell office:value-type="percentage" office:value="0.45713939820192723" table:style-name="ce39">
            <text:p>45,7%</text:p>
          </table:table-cell>
          <table:table-cell office:value-type="float" office:value="266968" table:style-name="ce38">
            <text:p>266.968</text:p>
          </table:table-cell>
          <table:table-cell office:value-type="percentage" office:value="0.65773647475048602" table:style-name="ce39">
            <text:p>65,8%</text:p>
          </table:table-cell>
          <table:table-cell office:value-type="float" office:value="61602" table:style-name="ce38">
            <text:p>61.602</text:p>
          </table:table-cell>
          <table:table-cell office:value-type="percentage" office:value="0.13898709673052495" table:style-name="ce39">
            <text:p>13,9%</text:p>
          </table:table-cell>
          <table:table-cell office:value-type="float" office:value="31973" table:style-name="ce38">
            <text:p>31.973</text:p>
          </table:table-cell>
          <table:table-cell office:value-type="percentage" office:value="9.8862736852520658E-2" table:style-name="ce39">
            <text:p>9,9%</text:p>
          </table:table-cell>
          <table:table-cell office:value-type="float" office:value="16370" table:style-name="ce38">
            <text:p>16.370</text:p>
          </table:table-cell>
          <table:table-cell office:value-type="percentage" office:value="7.0871630134080293E-2" table:style-name="ce39">
            <text:p>7,1%</text:p>
          </table:table-cell>
          <table:table-cell office:value-type="float" office:value="245" table:style-name="ce38">
            <text:p>245</text:p>
          </table:table-cell>
          <table:table-cell office:value-type="percentage" office:value="1.3610581810707362E-3" table:style-name="ce39">
            <text:p>0,1%</text:p>
          </table:table-cell>
          <table:table-cell office:value-type="float" office:value="1059909" table:style-name="ce38">
            <text:p>1.059.909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43182330228963411" table:style-name="ce39">
            <text:p>43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005" table:style-name="ce38">
            <text:p>23.005</text:p>
          </table:table-cell>
          <table:table-cell office:value-type="percentage" office:value="1" table:style-name="ce39">
            <text:p>100,0%</text:p>
          </table:table-cell>
          <table:table-cell office:value-type="float" office:value="28234" table:style-name="ce38">
            <text:p>28.234</text:p>
          </table:table-cell>
          <table:table-cell office:value-type="percentage" office:value="1" table:style-name="ce39">
            <text:p>100,0%</text:p>
          </table:table-cell>
          <table:table-cell office:value-type="float" office:value="19988" table:style-name="ce38">
            <text:p>19.988</text:p>
          </table:table-cell>
          <table:table-cell office:value-type="percentage" office:value="0.52993265814730373" table:style-name="ce39">
            <text:p>53,0%</text:p>
          </table:table-cell>
          <table:table-cell office:value-type="float" office:value="28777" table:style-name="ce38">
            <text:p>28.777</text:p>
          </table:table-cell>
          <table:table-cell office:value-type="percentage" office:value="0.60374706277274248" table:style-name="ce39">
            <text:p>60,4%</text:p>
          </table:table-cell>
          <table:table-cell office:value-type="float" office:value="8573" table:style-name="ce38">
            <text:p>8.573</text:p>
          </table:table-cell>
          <table:table-cell office:value-type="percentage" office:value="0.16191663361474681" table:style-name="ce39">
            <text:p>16,2%</text:p>
          </table:table-cell>
          <table:table-cell office:value-type="float" office:value="4180" table:style-name="ce38">
            <text:p>4.180</text:p>
          </table:table-cell>
          <table:table-cell office:value-type="percentage" office:value="0.10630992649863934" table:style-name="ce39">
            <text:p>10,6%</text:p>
          </table:table-cell>
          <table:table-cell office:value-type="float" office:value="2751" table:style-name="ce38">
            <text:p>2.751</text:p>
          </table:table-cell>
          <table:table-cell office:value-type="percentage" office:value="9.0321097905312231E-2" table:style-name="ce39">
            <text:p>9,0%</text:p>
          </table:table-cell>
          <table:table-cell office:value-type="float" office:value="123" table:style-name="ce38">
            <text:p>123</text:p>
          </table:table-cell>
          <table:table-cell office:value-type="percentage" office:value="4.817483941720194E-3" table:style-name="ce39">
            <text:p>0,5%</text:p>
          </table:table-cell>
          <table:table-cell office:value-type="float" office:value="115631" table:style-name="ce38">
            <text:p>115.631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40719442194598021" table:style-name="ce39">
            <text:p>40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6052" table:style-name="ce38">
            <text:p>366.052</text:p>
          </table:table-cell>
          <table:table-cell office:value-type="percentage" office:value="1" table:style-name="ce39">
            <text:p>100,0%</text:p>
          </table:table-cell>
          <table:table-cell office:value-type="float" office:value="498005" table:style-name="ce38">
            <text:p>498.005</text:p>
          </table:table-cell>
          <table:table-cell office:value-type="percentage" office:value="0.94663179244260864" table:style-name="ce39">
            <text:p>94,7%</text:p>
          </table:table-cell>
          <table:table-cell office:value-type="float" office:value="273928" table:style-name="ce38">
            <text:p>273.928</text:p>
          </table:table-cell>
          <table:table-cell office:value-type="percentage" office:value="0.38947681221856811" table:style-name="ce39">
            <text:p>38,9%</text:p>
          </table:table-cell>
          <table:table-cell office:value-type="float" office:value="605309" table:style-name="ce38">
            <text:p>605.309</text:p>
          </table:table-cell>
          <table:table-cell office:value-type="percentage" office:value="0.62224463215331682" table:style-name="ce39">
            <text:p>62,2%</text:p>
          </table:table-cell>
          <table:table-cell office:value-type="float" office:value="174679" table:style-name="ce38">
            <text:p>174.679</text:p>
          </table:table-cell>
          <table:table-cell office:value-type="percentage" office:value="0.14981418920367659" table:style-name="ce39">
            <text:p>15,0%</text:p>
          </table:table-cell>
          <table:table-cell office:value-type="float" office:value="103318" table:style-name="ce38">
            <text:p>103.318</text:p>
          </table:table-cell>
          <table:table-cell office:value-type="percentage" office:value="0.10879701781727813" table:style-name="ce39">
            <text:p>10,9%</text:p>
          </table:table-cell>
          <table:table-cell office:value-type="float" office:value="70346" table:style-name="ce38">
            <text:p>70.346</text:p>
          </table:table-cell>
          <table:table-cell office:value-type="percentage" office:value="9.4745277618775048E-2" table:style-name="ce39">
            <text:p>9,5%</text:p>
          </table:table-cell>
          <table:table-cell office:value-type="float" office:value="3057" table:style-name="ce38">
            <text:p>3.057</text:p>
          </table:table-cell>
          <table:table-cell office:value-type="percentage" office:value="5.5226161700467173E-3" table:style-name="ce39">
            <text:p>0,6%</text:p>
          </table:table-cell>
          <table:table-cell office:value-type="float" office:value="2094694" table:style-name="ce38">
            <text:p>2.094.694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35040416116797485" table:style-name="ce39">
            <text:p>35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1880" table:style-name="ce38">
            <text:p>71.880</text:p>
          </table:table-cell>
          <table:table-cell office:value-type="percentage" office:value="1" table:style-name="ce39">
            <text:p>100,0%</text:p>
          </table:table-cell>
          <table:table-cell office:value-type="float" office:value="96622" table:style-name="ce38">
            <text:p>96.622</text:p>
          </table:table-cell>
          <table:table-cell office:value-type="percentage" office:value="0.93899843535894423" table:style-name="ce39">
            <text:p>93,9%</text:p>
          </table:table-cell>
          <table:table-cell office:value-type="float" office:value="49052" table:style-name="ce38">
            <text:p>49.052</text:p>
          </table:table-cell>
          <table:table-cell office:value-type="percentage" office:value="0.33389377097386819" table:style-name="ce39">
            <text:p>33,4%</text:p>
          </table:table-cell>
          <table:table-cell office:value-type="float" office:value="129777" table:style-name="ce38">
            <text:p>129.777</text:p>
          </table:table-cell>
          <table:table-cell office:value-type="percentage" office:value="0.60855028697902991" table:style-name="ce39">
            <text:p>60,9%</text:p>
          </table:table-cell>
          <table:table-cell office:value-type="float" office:value="55270" table:style-name="ce38">
            <text:p>55.270</text:p>
          </table:table-cell>
          <table:table-cell office:value-type="percentage" office:value="0.21746400846720729" table:style-name="ce39">
            <text:p>21,7%</text:p>
          </table:table-cell>
          <table:table-cell office:value-type="float" office:value="21037" table:style-name="ce38">
            <text:p>21.037</text:p>
          </table:table-cell>
          <table:table-cell office:value-type="percentage" office:value="0.10065405759725937" table:style-name="ce39">
            <text:p>10,1%</text:p>
          </table:table-cell>
          <table:table-cell office:value-type="float" office:value="15465" table:style-name="ce38">
            <text:p>15.465</text:p>
          </table:table-cell>
          <table:table-cell office:value-type="percentage" office:value="8.9783335655566399E-2" table:style-name="ce39">
            <text:p>9,0%</text:p>
          </table:table-cell>
          <table:table-cell office:value-type="float" office:value="723" table:style-name="ce38">
            <text:p>723</text:p>
          </table:table-cell>
          <table:table-cell office:value-type="percentage" office:value="5.0953528690430884E-3" table:style-name="ce39">
            <text:p>0,5%</text:p>
          </table:table-cell>
          <table:table-cell office:value-type="float" office:value="439826" table:style-name="ce38">
            <text:p>439.826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33570992957225082" table:style-name="ce39">
            <text:p>33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1808" table:style-name="ce38">
            <text:p>41.808</text:p>
          </table:table-cell>
          <table:table-cell office:value-type="percentage" office:value="1" table:style-name="ce39">
            <text:p>100,0%</text:p>
          </table:table-cell>
          <table:table-cell office:value-type="float" office:value="55159" table:style-name="ce38">
            <text:p>55.159</text:p>
          </table:table-cell>
          <table:table-cell office:value-type="percentage" office:value="0.98865428735302552" table:style-name="ce39">
            <text:p>98,9%</text:p>
          </table:table-cell>
          <table:table-cell office:value-type="float" office:value="21515" table:style-name="ce38">
            <text:p>21.515</text:p>
          </table:table-cell>
          <table:table-cell office:value-type="percentage" office:value="0.29135745625914089" table:style-name="ce39">
            <text:p>29,1%</text:p>
          </table:table-cell>
          <table:table-cell office:value-type="float" office:value="66247" table:style-name="ce38">
            <text:p>66.247</text:p>
          </table:table-cell>
          <table:table-cell office:value-type="percentage" office:value="0.6851200694975903" table:style-name="ce39">
            <text:p>68,5%</text:p>
          </table:table-cell>
          <table:table-cell office:value-type="float" office:value="22326" table:style-name="ce38">
            <text:p>22.326</text:p>
          </table:table-cell>
          <table:table-cell office:value-type="percentage" office:value="0.2067183941038129" table:style-name="ce39">
            <text:p>20,7%</text:p>
          </table:table-cell>
          <table:table-cell office:value-type="float" office:value="9471" table:style-name="ce38">
            <text:p>9.471</text:p>
          </table:table-cell>
          <table:table-cell office:value-type="percentage" office:value="0.1164357458108457" table:style-name="ce39">
            <text:p>11,6%</text:p>
          </table:table-cell>
          <table:table-cell office:value-type="float" office:value="6885" table:style-name="ce38">
            <text:p>6.885</text:p>
          </table:table-cell>
          <table:table-cell office:value-type="percentage" office:value="0.10106125324761107" table:style-name="ce39">
            <text:p>10,1%</text:p>
          </table:table-cell>
          <table:table-cell office:value-type="float" office:value="254" table:style-name="ce38">
            <text:p>254</text:p>
          </table:table-cell>
          <table:table-cell office:value-type="percentage" office:value="4.5045045045045045E-3" table:style-name="ce39">
            <text:p>0,5%</text:p>
          </table:table-cell>
          <table:table-cell office:value-type="float" office:value="223665" table:style-name="ce38">
            <text:p>223.665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38473116208024716" table:style-name="ce39">
            <text:p>38,5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58975" table:style-name="ce38">
            <text:p>158.975</text:p>
          </table:table-cell>
          <table:table-cell office:value-type="percentage" office:value="1.0064893953782843" table:style-name="ce39">
            <text:p>100,6%</text:p>
          </table:table-cell>
          <table:table-cell office:value-type="float" office:value="207712" table:style-name="ce38">
            <text:p>207.712</text:p>
          </table:table-cell>
          <table:table-cell office:value-type="percentage" office:value="0.97480300918430085" table:style-name="ce39">
            <text:p>97,5%</text:p>
          </table:table-cell>
          <table:table-cell office:value-type="float" office:value="101280" table:style-name="ce38">
            <text:p>101.280</text:p>
          </table:table-cell>
          <table:table-cell office:value-type="percentage" office:value="0.36156062244974457" table:style-name="ce39">
            <text:p>36,2%</text:p>
          </table:table-cell>
          <table:table-cell office:value-type="float" office:value="211822" table:style-name="ce38">
            <text:p>211.822</text:p>
          </table:table-cell>
          <table:table-cell office:value-type="percentage" office:value="0.62304802971965756" table:style-name="ce39">
            <text:p>62,3%</text:p>
          </table:table-cell>
          <table:table-cell office:value-type="float" office:value="61617" table:style-name="ce38">
            <text:p>61.617</text:p>
          </table:table-cell>
          <table:table-cell office:value-type="percentage" office:value="0.17015019343721782" table:style-name="ce39">
            <text:p>17,0%</text:p>
          </table:table-cell>
          <table:table-cell office:value-type="float" office:value="30739" table:style-name="ce38">
            <text:p>30.739</text:p>
          </table:table-cell>
          <table:table-cell office:value-type="percentage" office:value="0.1179805252875725" table:style-name="ce39">
            <text:p>11,8%</text:p>
          </table:table-cell>
          <table:table-cell office:value-type="float" office:value="22730" table:style-name="ce38">
            <text:p>22.730</text:p>
          </table:table-cell>
          <table:table-cell office:value-type="percentage" office:value="0.11278493951392816" table:style-name="ce39">
            <text:p>11,3%</text:p>
          </table:table-cell>
          <table:table-cell office:value-type="float" office:value="905" table:style-name="ce38">
            <text:p>905</text:p>
          </table:table-cell>
          <table:table-cell office:value-type="percentage" office:value="5.3675432665504196E-3" table:style-name="ce39">
            <text:p>0,5%</text:p>
          </table:table-cell>
          <table:table-cell office:value-type="float" office:value="795780" table:style-name="ce38">
            <text:p>795.780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40111031415721116" table:style-name="ce39">
            <text:p>40,1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15" table:style-name="ce38">
            <text:p>2.315</text:p>
          </table:table-cell>
          <table:table-cell office:value-type="percentage" office:value="0.8886756238003839" table:style-name="ce39">
            <text:p>88,9%</text:p>
          </table:table-cell>
          <table:table-cell office:value-type="float" office:value="3701" table:style-name="ce38">
            <text:p>3.701</text:p>
          </table:table-cell>
          <table:table-cell office:value-type="percentage" office:value="0.85710977304307545" table:style-name="ce39">
            <text:p>85,7%</text:p>
          </table:table-cell>
          <table:table-cell office:value-type="float" office:value="3267" table:style-name="ce38">
            <text:p>3.267</text:p>
          </table:table-cell>
          <table:table-cell office:value-type="percentage" office:value="0.41580756013745707" table:style-name="ce39">
            <text:p>41,6%</text:p>
          </table:table-cell>
          <table:table-cell office:value-type="float" office:value="8678" table:style-name="ce38">
            <text:p>8.678</text:p>
          </table:table-cell>
          <table:table-cell office:value-type="percentage" office:value="0.75095188646590516" table:style-name="ce39">
            <text:p>75,1%</text:p>
          </table:table-cell>
          <table:table-cell office:value-type="float" office:value="6247" table:style-name="ce38">
            <text:p>6.247</text:p>
          </table:table-cell>
          <table:table-cell office:value-type="percentage" office:value="0.49414649580762537" table:style-name="ce39">
            <text:p>49,4%</text:p>
          </table:table-cell>
          <table:table-cell office:value-type="float" office:value="1637" table:style-name="ce38">
            <text:p>1.637</text:p>
          </table:table-cell>
          <table:table-cell office:value-type="percentage" office:value="0.13763241970741549" table:style-name="ce39">
            <text:p>13,8%</text:p>
          </table:table-cell>
          <table:table-cell office:value-type="float" office:value="991" table:style-name="ce38">
            <text:p>991</text:p>
          </table:table-cell>
          <table:table-cell office:value-type="percentage" office:value="9.03619950761375E-2" table:style-name="ce39">
            <text:p>9,0%</text:p>
          </table:table-cell>
          <table:table-cell office:value-type="float" office:value="97" table:style-name="ce38">
            <text:p>97</text:p>
          </table:table-cell>
          <table:table-cell office:value-type="percentage" office:value="1.0628972167433706E-2" table:style-name="ce39">
            <text:p>1,1%</text:p>
          </table:table-cell>
          <table:table-cell office:value-type="float" office:value="26933" table:style-name="ce38">
            <text:p>26.933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37952511801592337" table:style-name="ce39">
            <text:p>38,0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868" table:style-name="ce38">
            <text:p>1.868</text:p>
          </table:table-cell>
          <table:table-cell office:value-type="percentage" office:value="0.79523201362281826" table:style-name="ce39">
            <text:p>79,5%</text:p>
          </table:table-cell>
          <table:table-cell office:value-type="float" office:value="3019" table:style-name="ce38">
            <text:p>3.019</text:p>
          </table:table-cell>
          <table:table-cell office:value-type="percentage" office:value="0.80549626467449309" table:style-name="ce39">
            <text:p>80,5%</text:p>
          </table:table-cell>
          <table:table-cell office:value-type="float" office:value="3866" table:style-name="ce38">
            <text:p>3.866</text:p>
          </table:table-cell>
          <table:table-cell office:value-type="percentage" office:value="0.49393126357480516" table:style-name="ce39">
            <text:p>49,4%</text:p>
          </table:table-cell>
          <table:table-cell office:value-type="float" office:value="8190" table:style-name="ce38">
            <text:p>8.190</text:p>
          </table:table-cell>
          <table:table-cell office:value-type="percentage" office:value="0.72484290645189842" table:style-name="ce39">
            <text:p>72,5%</text:p>
          </table:table-cell>
          <table:table-cell office:value-type="float" office:value="7453" table:style-name="ce38">
            <text:p>7.453</text:p>
          </table:table-cell>
          <table:table-cell office:value-type="percentage" office:value="0.62097983669388435" table:style-name="ce39">
            <text:p>62,1%</text:p>
          </table:table-cell>
          <table:table-cell office:value-type="float" office:value="1766" table:style-name="ce38">
            <text:p>1.766</text:p>
          </table:table-cell>
          <table:table-cell office:value-type="percentage" office:value="0.14555344927058436" table:style-name="ce39">
            <text:p>14,6%</text:p>
          </table:table-cell>
          <table:table-cell office:value-type="float" office:value="829" table:style-name="ce38">
            <text:p>829</text:p>
          </table:table-cell>
          <table:table-cell office:value-type="percentage" office:value="6.9112130054189244E-2" table:style-name="ce39">
            <text:p>6,9%</text:p>
          </table:table-cell>
          <table:table-cell office:value-type="float" office:value="22" table:style-name="ce38">
            <text:p>22</text:p>
          </table:table-cell>
          <table:table-cell office:value-type="percentage" office:value="2.2978901190724879E-3" table:style-name="ce39">
            <text:p>0,2%</text:p>
          </table:table-cell>
          <table:table-cell office:value-type="float" office:value="27013" table:style-name="ce38">
            <text:p>27.013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38085637345439677" table:style-name="ce39">
            <text:p>38,1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13" table:style-name="ce38">
            <text:p>13</text:p>
          </table:table-cell>
          <table:table-cell office:value-type="string" table:style-name="ce39">
            <text:p>-</text:p>
          </table:table-cell>
          <table:table-cell office:value-type="float" office:value="6" table:style-name="ce38">
            <text:p>6</text:p>
          </table:table-cell>
          <table:table-cell office:value-type="string" table:style-name="ce39">
            <text:p>-</text:p>
          </table:table-cell>
          <table:table-cell office:value-type="float" office:value="1519" table:style-name="ce38">
            <text:p>1.519</text:p>
          </table:table-cell>
          <table:table-cell office:value-type="string" table:style-name="ce39">
            <text:p>-</text:p>
          </table:table-cell>
          <table:table-cell office:value-type="float" office:value="5792" table:style-name="ce38">
            <text:p>5.792</text:p>
          </table:table-cell>
          <table:table-cell office:value-type="string" table:style-name="ce39">
            <text:p>-</text:p>
          </table:table-cell>
          <table:table-cell office:value-type="float" office:value="12162" table:style-name="ce38">
            <text:p>12.162</text:p>
          </table:table-cell>
          <table:table-cell office:value-type="string" table:style-name="ce39">
            <text:p>-</text:p>
          </table:table-cell>
          <table:table-cell office:value-type="float" office:value="15331" table:style-name="ce38">
            <text:p>15.331</text:p>
          </table:table-cell>
          <table:table-cell office:value-type="string" table:style-name="ce39">
            <text:p>-</text:p>
          </table:table-cell>
          <table:table-cell office:value-type="float" office:value="8888" table:style-name="ce38">
            <text:p>8.888</text:p>
          </table:table-cell>
          <table:table-cell office:value-type="string" table:style-name="ce39">
            <text:p>-</text:p>
          </table:table-cell>
          <table:table-cell office:value-type="float" office:value="137" table:style-name="ce38">
            <text:p>137</text:p>
          </table:table-cell>
          <table:table-cell office:value-type="string" table:style-name="ce39">
            <text:p>-</text:p>
          </table:table-cell>
          <table:table-cell office:value-type="float" office:value="43848" table:style-name="ce38">
            <text:p>43.848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table:style-name="ce41"/>
          <table:table-cell table:number-columns-repeated="20" table:style-name="ce21"/>
          <table:table-cell table:number-columns-repeated="16343" table:style-name="ce41"/>
        </table:table-row>
        <table:table-row table:style-name="ro8">
          <table:table-cell office:value-type="string" table:style-name="ce42">
            <text:p>Total España</text:p>
          </table:table-cell>
          <table:table-cell office:value-type="float" office:value="2866094" table:style-name="ce43">
            <text:p>2.866.094</text:p>
          </table:table-cell>
          <table:table-cell office:value-type="percentage" office:value="1" table:style-name="ce44">
            <text:p>100,0%</text:p>
          </table:table-cell>
          <table:table-cell office:value-type="float" office:value="3816115" table:style-name="ce43">
            <text:p>3.816.115</text:p>
          </table:table-cell>
          <table:table-cell office:value-type="percentage" office:value="0.96365445342161515" table:style-name="ce44">
            <text:p>96,4%</text:p>
          </table:table-cell>
          <table:table-cell office:value-type="float" office:value="1846901" table:style-name="ce43">
            <text:p>1.846.901</text:p>
          </table:table-cell>
          <table:table-cell office:value-type="percentage" office:value="0.34605693175886165" table:style-name="ce44">
            <text:p>34,6%</text:p>
          </table:table-cell>
          <table:table-cell office:value-type="float" office:value="4183730" table:style-name="ce43">
            <text:p>4.183.730</text:p>
          </table:table-cell>
          <table:table-cell office:value-type="percentage" office:value="0.5948454396836993" table:style-name="ce44">
            <text:p>59,5%</text:p>
          </table:table-cell>
          <table:table-cell office:value-type="float" office:value="1294257" table:style-name="ce43">
            <text:p>1.294.257</text:p>
          </table:table-cell>
          <table:table-cell office:value-type="percentage" office:value="0.16400153730414482" table:style-name="ce44">
            <text:p>16,4%</text:p>
          </table:table-cell>
          <table:table-cell office:value-type="float" office:value="665117" table:style-name="ce43">
            <text:p>665.117</text:p>
          </table:table-cell>
          <table:table-cell office:value-type="percentage" office:value="0.10675344756992446" table:style-name="ce44">
            <text:p>10,7%</text:p>
          </table:table-cell>
          <table:table-cell office:value-type="float" office:value="445379" table:style-name="ce43">
            <text:p>445.379</text:p>
          </table:table-cell>
          <table:table-cell office:value-type="percentage" office:value="9.0073089244110796E-2" table:style-name="ce44">
            <text:p>9,0%</text:p>
          </table:table-cell>
          <table:table-cell office:value-type="float" office:value="20846" table:style-name="ce43">
            <text:p>20.846</text:p>
          </table:table-cell>
          <table:table-cell office:value-type="percentage" office:value="5.3606796743167233E-3" table:style-name="ce44">
            <text:p>0,5%</text:p>
          </table:table-cell>
          <table:table-cell office:value-type="float" office:value="15138439" table:style-name="ce43">
            <text:p>15.138.439</text:p>
          </table:table-cell>
          <table:table-cell office:value-type="float" office:value="42119827" table:style-name="ce43">
            <text:p>42.119.827</text:p>
          </table:table-cell>
          <table:table-cell office:value-type="percentage" office:value="0.35941360822778307" table:style-name="ce44">
            <text:p>35,9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5"/>
          <table:table-cell table:style-name="ce21"/>
          <table:table-cell table:style-name="ce45"/>
          <table:table-cell table:style-name="ce41"/>
          <table:table-cell table:style-name="ce45"/>
          <table:table-cell table:style-name="ce21"/>
          <table:table-cell table:style-name="ce45"/>
          <table:table-cell table:number-columns-repeated="2" table:style-name="ce21"/>
          <table:table-cell table:style-name="ce45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Ballesteros Sanz. Teresa</dc:creator>
    <meta:creation-date>2021-06-23T15:47:11Z</meta:creation-date>
    <dc:date>2021-06-23T15:47:45Z</dc:date>
  </office:meta>
</office:document-meta>
</file>